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3.7606in" svg:y="0.1126in">
            <draw:object draw:notify-on-update-of-ranges="Sheet1.L3:Sheet1.L80 Sheet1.M2:Sheet1.M2 Sheet1.M3:Sheet1.M80 Sheet1.L3:Sheet1.L80 Sheet1.N2:Sheet1.N2 Sheet1.N3:Sheet1.N80 Sheet1.L3:Sheet1.L80 Sheet1.O2:Sheet1.O2 Sheet1.O3:Sheet1.O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error</text:p>
          </table:table-cell>
          <table:table-cell office:value-type="string" calcext:value-type="string">
            <text:p>motor out</text:p>
          </table:table-cell>
          <table:table-cell table:number-columns-repeated="5"/>
          <table:table-cell office:value-type="string" calcext:value-type="string">
            <text:p>angl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 out</text:p>
          </table:table-cell>
          <table:table-cell office:value-type="string" calcext:value-type="string">
            <text:p>grav out</text:p>
          </table:table-cell>
          <table:table-cell office:value-type="string" calcext:value-type="string">
            <text:p>motor out</text:p>
          </table:table-cell>
        </table:table-row>
        <table:table-row table:style-name="ro1">
          <table:table-cell table:number-columns-repeated="3"/>
          <table:table-cell office:value-type="float" office:value="-105" calcext:value-type="float">
            <text:p>-10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lope</text:p>
          </table:table-cell>
          <table:table-cell table:formula="of:=SLOPE([.E3:.E4];[.D3:.D4])" office:value-type="float" office:value="0.00923076923076923" calcext:value-type="float">
            <text:p>0.00923076923076923</text:p>
          </table:table-cell>
          <table:table-cell table:number-columns-repeated="2"/>
          <table:table-cell table:formula="of:=[.K4]+1" office:value-type="float" office:value="41" calcext:value-type="float">
            <text:p>41</text:p>
          </table:table-cell>
          <table:table-cell table:formula="of:=[.L4]-1" office:value-type="float" office:value="-81" calcext:value-type="float">
            <text:p>-81</text:p>
          </table:table-cell>
          <table:table-cell table:formula="of:=[.L3]*[.$H$3]+[.$H$4]" office:value-type="float" office:value="-0.778461538461539" calcext:value-type="float">
            <text:p>-0.778461538461539</text:p>
          </table:table-cell>
          <table:table-cell table:formula="of:=COS(RADIANS([.K3]))*[.$H$5]" office:value-type="float" office:value="0.0905651496267326" calcext:value-type="float">
            <text:p>0.0905651496267326</text:p>
          </table:table-cell>
          <table:table-cell table:formula="of:=[.M3]+[.N3]" office:value-type="float" office:value="-0.687896388834806" calcext:value-type="float">
            <text:p>-0.687896388834806</text:p>
          </table:table-cell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-0.04" calcext:value-type="float">
            <text:p>-0.04</text:p>
          </table:table-cell>
          <table:table-cell/>
          <table:table-cell office:value-type="string" calcext:value-type="string">
            <text:p>intercept</text:p>
          </table:table-cell>
          <table:table-cell table:formula="of:=INTERCEPT([.E3:.E4];[.D3:.D4])" office:value-type="float" office:value="-0.0307692307692307" calcext:value-type="float">
            <text:p>-0.0307692307692307</text:p>
          </table:table-cell>
          <table:table-cell table:number-columns-repeated="2"/>
          <table:table-cell table:formula="of:=[.K5]+1" office:value-type="float" office:value="40" calcext:value-type="float">
            <text:p>40</text:p>
          </table:table-cell>
          <table:table-cell table:formula="of:=[.L5]-1" office:value-type="float" office:value="-80" calcext:value-type="float">
            <text:p>-80</text:p>
          </table:table-cell>
          <table:table-cell table:formula="of:=[.L4]*[.$H$3]+[.$H$4]" office:value-type="float" office:value="-0.769230769230769" calcext:value-type="float">
            <text:p>-0.769230769230769</text:p>
          </table:table-cell>
          <table:table-cell table:formula="of:=COS(RADIANS([.K4]))*[.$H$5]" office:value-type="float" office:value="0.0919253331742774" calcext:value-type="float">
            <text:p>0.0919253331742774</text:p>
          </table:table-cell>
          <table:table-cell table:formula="of:=[.M4]+[.N4]" office:value-type="float" office:value="-0.677305436056492" calcext:value-type="float">
            <text:p>-0.6773054360564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ravity constant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table:formula="of:=[.K6]+1" office:value-type="float" office:value="39" calcext:value-type="float">
            <text:p>39</text:p>
          </table:table-cell>
          <table:table-cell table:formula="of:=[.L6]-1" office:value-type="float" office:value="-79" calcext:value-type="float">
            <text:p>-79</text:p>
          </table:table-cell>
          <table:table-cell table:formula="of:=[.L5]*[.$H$3]+[.$H$4]" office:value-type="float" office:value="-0.76" calcext:value-type="float">
            <text:p>-0.76</text:p>
          </table:table-cell>
          <table:table-cell table:formula="of:=COS(RADIANS([.K5]))*[.$H$5]" office:value-type="float" office:value="0.0932575153748365" calcext:value-type="float">
            <text:p>0.0932575153748365</text:p>
          </table:table-cell>
          <table:table-cell table:formula="of:=[.M5]+[.N5]" office:value-type="float" office:value="-0.666742484625164" calcext:value-type="float">
            <text:p>-0.666742484625164</text:p>
          </table:table-cell>
        </table:table-row>
        <table:table-row table:style-name="ro1">
          <table:table-cell table:number-columns-repeated="10"/>
          <table:table-cell table:formula="of:=[.K7]+1" office:value-type="float" office:value="38" calcext:value-type="float">
            <text:p>38</text:p>
          </table:table-cell>
          <table:table-cell table:formula="of:=[.L7]-1" office:value-type="float" office:value="-78" calcext:value-type="float">
            <text:p>-78</text:p>
          </table:table-cell>
          <table:table-cell table:formula="of:=[.L6]*[.$H$3]+[.$H$4]" office:value-type="float" office:value="-0.750769230769231" calcext:value-type="float">
            <text:p>-0.750769230769231</text:p>
          </table:table-cell>
          <table:table-cell table:formula="of:=COS(RADIANS([.K6]))*[.$H$5]" office:value-type="float" office:value="0.0945612904328066" calcext:value-type="float">
            <text:p>0.0945612904328066</text:p>
          </table:table-cell>
          <table:table-cell table:formula="of:=[.M6]+[.N6]" office:value-type="float" office:value="-0.656207940336424" calcext:value-type="float">
            <text:p>-0.656207940336424</text:p>
          </table:table-cell>
        </table:table-row>
        <table:table-row table:style-name="ro1">
          <table:table-cell table:number-columns-repeated="10"/>
          <table:table-cell table:formula="of:=[.K8]+1" office:value-type="float" office:value="37" calcext:value-type="float">
            <text:p>37</text:p>
          </table:table-cell>
          <table:table-cell table:formula="of:=[.L8]-1" office:value-type="float" office:value="-77" calcext:value-type="float">
            <text:p>-77</text:p>
          </table:table-cell>
          <table:table-cell table:formula="of:=[.L7]*[.$H$3]+[.$H$4]" office:value-type="float" office:value="-0.741538461538462" calcext:value-type="float">
            <text:p>-0.741538461538462</text:p>
          </table:table-cell>
          <table:table-cell table:formula="of:=COS(RADIANS([.K7]))*[.$H$5]" office:value-type="float" office:value="0.0958362612056751" calcext:value-type="float">
            <text:p>0.0958362612056751</text:p>
          </table:table-cell>
          <table:table-cell table:formula="of:=[.M7]+[.N7]" office:value-type="float" office:value="-0.645702200332786" calcext:value-type="float">
            <text:p>-0.645702200332786</text:p>
          </table:table-cell>
        </table:table-row>
        <table:table-row table:style-name="ro1">
          <table:table-cell table:number-columns-repeated="10"/>
          <table:table-cell table:formula="of:=[.K9]+1" office:value-type="float" office:value="36" calcext:value-type="float">
            <text:p>36</text:p>
          </table:table-cell>
          <table:table-cell table:formula="of:=[.L9]-1" office:value-type="float" office:value="-76" calcext:value-type="float">
            <text:p>-76</text:p>
          </table:table-cell>
          <table:table-cell table:formula="of:=[.L8]*[.$H$3]+[.$H$4]" office:value-type="float" office:value="-0.732307692307692" calcext:value-type="float">
            <text:p>-0.732307692307692</text:p>
          </table:table-cell>
          <table:table-cell table:formula="of:=COS(RADIANS([.K8]))*[.$H$5]" office:value-type="float" office:value="0.0970820393249937" calcext:value-type="float">
            <text:p>0.0970820393249937</text:p>
          </table:table-cell>
          <table:table-cell table:formula="of:=[.M8]+[.N8]" office:value-type="float" office:value="-0.635225652982699" calcext:value-type="float">
            <text:p>-0.635225652982699</text:p>
          </table:table-cell>
        </table:table-row>
        <table:table-row table:style-name="ro1">
          <table:table-cell table:number-columns-repeated="10"/>
          <table:table-cell table:formula="of:=[.K10]+1" office:value-type="float" office:value="35" calcext:value-type="float">
            <text:p>35</text:p>
          </table:table-cell>
          <table:table-cell table:formula="of:=[.L10]-1" office:value-type="float" office:value="-75" calcext:value-type="float">
            <text:p>-75</text:p>
          </table:table-cell>
          <table:table-cell table:formula="of:=[.L9]*[.$H$3]+[.$H$4]" office:value-type="float" office:value="-0.723076923076923" calcext:value-type="float">
            <text:p>-0.723076923076923</text:p>
          </table:table-cell>
          <table:table-cell table:formula="of:=COS(RADIANS([.K9]))*[.$H$5]" office:value-type="float" office:value="0.098298245314679" calcext:value-type="float">
            <text:p>0.098298245314679</text:p>
          </table:table-cell>
          <table:table-cell table:formula="of:=[.M9]+[.N9]" office:value-type="float" office:value="-0.624778677762244" calcext:value-type="float">
            <text:p>-0.62477867776224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office:value-type="float" office:value="-6" calcext:value-type="float">
            <text:p>-6</text:p>
          </table:table-cell>
          <table:table-cell table:formula="of:=[.G10]*[.H3]+[.H4]" office:value-type="float" office:value="-0.0861538461538461" calcext:value-type="float">
            <text:p>-0.0861538461538461</text:p>
          </table:table-cell>
          <table:table-cell table:number-columns-repeated="2"/>
          <table:table-cell table:formula="of:=[.K11]+1" office:value-type="float" office:value="34" calcext:value-type="float">
            <text:p>34</text:p>
          </table:table-cell>
          <table:table-cell table:formula="of:=[.L11]-1" office:value-type="float" office:value="-74" calcext:value-type="float">
            <text:p>-74</text:p>
          </table:table-cell>
          <table:table-cell table:formula="of:=[.L10]*[.$H$3]+[.$H$4]" office:value-type="float" office:value="-0.713846153846154" calcext:value-type="float">
            <text:p>-0.713846153846154</text:p>
          </table:table-cell>
          <table:table-cell table:formula="of:=COS(RADIANS([.K10]))*[.$H$5]" office:value-type="float" office:value="0.099484508706605" calcext:value-type="float">
            <text:p>0.099484508706605</text:p>
          </table:table-cell>
          <table:table-cell table:formula="of:=[.M10]+[.N10]" office:value-type="float" office:value="-0.614361645139549" calcext:value-type="float">
            <text:p>-0.61436164513954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ngle</text:p>
          </table:table-cell>
          <table:table-cell office:value-type="float" office:value="-36" calcext:value-type="float">
            <text:p>-36</text:p>
          </table:table-cell>
          <table:table-cell table:formula="of:=COS(RADIANS([.G11]))*[.H5]" office:value-type="float" office:value="0.0970820393249937" calcext:value-type="float">
            <text:p>0.0970820393249937</text:p>
          </table:table-cell>
          <table:table-cell table:number-columns-repeated="2"/>
          <table:table-cell table:formula="of:=[.K12]+1" office:value-type="float" office:value="33" calcext:value-type="float">
            <text:p>33</text:p>
          </table:table-cell>
          <table:table-cell table:formula="of:=[.L12]-1" office:value-type="float" office:value="-73" calcext:value-type="float">
            <text:p>-73</text:p>
          </table:table-cell>
          <table:table-cell table:formula="of:=[.L11]*[.$H$3]+[.$H$4]" office:value-type="float" office:value="-0.704615384615385" calcext:value-type="float">
            <text:p>-0.704615384615385</text:p>
          </table:table-cell>
          <table:table-cell table:formula="of:=COS(RADIANS([.K11]))*[.$H$5]" office:value-type="float" office:value="0.100640468153451" calcext:value-type="float">
            <text:p>0.100640468153451</text:p>
          </table:table-cell>
          <table:table-cell table:formula="of:=[.M11]+[.N11]" office:value-type="float" office:value="-0.603974916461934" calcext:value-type="float">
            <text:p>-0.603974916461934</text:p>
          </table:table-cell>
        </table:table-row>
        <table:table-row table:style-name="ro1">
          <table:table-cell table:number-columns-repeated="10"/>
          <table:table-cell table:formula="of:=[.K13]+1" office:value-type="float" office:value="32" calcext:value-type="float">
            <text:p>32</text:p>
          </table:table-cell>
          <table:table-cell table:formula="of:=[.L13]-1" office:value-type="float" office:value="-72" calcext:value-type="float">
            <text:p>-72</text:p>
          </table:table-cell>
          <table:table-cell table:formula="of:=[.L12]*[.$H$3]+[.$H$4]" office:value-type="float" office:value="-0.695384615384616" calcext:value-type="float">
            <text:p>-0.695384615384616</text:p>
          </table:table-cell>
          <table:table-cell table:formula="of:=COS(RADIANS([.K12]))*[.$H$5]" office:value-type="float" office:value="0.101765771538771" calcext:value-type="float">
            <text:p>0.101765771538771</text:p>
          </table:table-cell>
          <table:table-cell table:formula="of:=[.M12]+[.N12]" office:value-type="float" office:value="-0.593618843845844" calcext:value-type="float">
            <text:p>-0.593618843845844</text:p>
          </table:table-cell>
        </table:table-row>
        <table:table-row table:style-name="ro1">
          <table:table-cell table:number-columns-repeated="10"/>
          <table:table-cell table:formula="of:=[.K14]+1" office:value-type="float" office:value="31" calcext:value-type="float">
            <text:p>31</text:p>
          </table:table-cell>
          <table:table-cell table:formula="of:=[.L14]-1" office:value-type="float" office:value="-71" calcext:value-type="float">
            <text:p>-71</text:p>
          </table:table-cell>
          <table:table-cell table:formula="of:=[.L13]*[.$H$3]+[.$H$4]" office:value-type="float" office:value="-0.686153846153846" calcext:value-type="float">
            <text:p>-0.686153846153846</text:p>
          </table:table-cell>
          <table:table-cell table:formula="of:=COS(RADIANS([.K13]))*[.$H$5]" office:value-type="float" office:value="0.102860076084253" calcext:value-type="float">
            <text:p>0.102860076084253</text:p>
          </table:table-cell>
          <table:table-cell table:formula="of:=[.M13]+[.N13]" office:value-type="float" office:value="-0.583293770069593" calcext:value-type="float">
            <text:p>-0.5832937700695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 motor</text:p>
          </table:table-cell>
          <table:table-cell/>
          <table:table-cell table:formula="of:=SUM([.H10:.H11])" office:value-type="float" office:value="0.0109281931711476" calcext:value-type="float">
            <text:p>0.0109281931711476</text:p>
          </table:table-cell>
          <table:table-cell table:number-columns-repeated="2"/>
          <table:table-cell table:formula="of:=[.K15]+1" office:value-type="float" office:value="30" calcext:value-type="float">
            <text:p>30</text:p>
          </table:table-cell>
          <table:table-cell table:formula="of:=[.L15]-1" office:value-type="float" office:value="-70" calcext:value-type="float">
            <text:p>-70</text:p>
          </table:table-cell>
          <table:table-cell table:formula="of:=[.L14]*[.$H$3]+[.$H$4]" office:value-type="float" office:value="-0.676923076923077" calcext:value-type="float">
            <text:p>-0.676923076923077</text:p>
          </table:table-cell>
          <table:table-cell table:formula="of:=COS(RADIANS([.K14]))*[.$H$5]" office:value-type="float" office:value="0.103923048454133" calcext:value-type="float">
            <text:p>0.103923048454133</text:p>
          </table:table-cell>
          <table:table-cell table:formula="of:=[.M14]+[.N14]" office:value-type="float" office:value="-0.573000028468944" calcext:value-type="float">
            <text:p>-0.573000028468944</text:p>
          </table:table-cell>
        </table:table-row>
        <table:table-row table:style-name="ro1">
          <table:table-cell table:number-columns-repeated="10"/>
          <table:table-cell table:formula="of:=[.K16]+1" office:value-type="float" office:value="29" calcext:value-type="float">
            <text:p>29</text:p>
          </table:table-cell>
          <table:table-cell table:formula="of:=[.L16]-1" office:value-type="float" office:value="-69" calcext:value-type="float">
            <text:p>-69</text:p>
          </table:table-cell>
          <table:table-cell table:formula="of:=[.L15]*[.$H$3]+[.$H$4]" office:value-type="float" office:value="-0.667692307692308" calcext:value-type="float">
            <text:p>-0.667692307692308</text:p>
          </table:table-cell>
          <table:table-cell table:formula="of:=COS(RADIANS([.K15]))*[.$H$5]" office:value-type="float" office:value="0.104954364856727" calcext:value-type="float">
            <text:p>0.104954364856727</text:p>
          </table:table-cell>
          <table:table-cell table:formula="of:=[.M15]+[.N15]" office:value-type="float" office:value="-0.56273794283558" calcext:value-type="float">
            <text:p>-0.56273794283558</text:p>
          </table:table-cell>
        </table:table-row>
        <table:table-row table:style-name="ro1">
          <table:table-cell table:number-columns-repeated="10"/>
          <table:table-cell table:formula="of:=[.K17]+1" office:value-type="float" office:value="28" calcext:value-type="float">
            <text:p>28</text:p>
          </table:table-cell>
          <table:table-cell table:formula="of:=[.L17]-1" office:value-type="float" office:value="-68" calcext:value-type="float">
            <text:p>-68</text:p>
          </table:table-cell>
          <table:table-cell table:formula="of:=[.L16]*[.$H$3]+[.$H$4]" office:value-type="float" office:value="-0.658461538461538" calcext:value-type="float">
            <text:p>-0.658461538461538</text:p>
          </table:table-cell>
          <table:table-cell table:formula="of:=COS(RADIANS([.K16]))*[.$H$5]" office:value-type="float" office:value="0.105953711143071" calcext:value-type="float">
            <text:p>0.105953711143071</text:p>
          </table:table-cell>
          <table:table-cell table:formula="of:=[.M16]+[.N16]" office:value-type="float" office:value="-0.552507827318467" calcext:value-type="float">
            <text:p>-0.552507827318467</text:p>
          </table:table-cell>
        </table:table-row>
        <table:table-row table:style-name="ro1">
          <table:table-cell table:number-columns-repeated="10"/>
          <table:table-cell table:formula="of:=[.K18]+1" office:value-type="float" office:value="27" calcext:value-type="float">
            <text:p>27</text:p>
          </table:table-cell>
          <table:table-cell table:formula="of:=[.L18]-1" office:value-type="float" office:value="-67" calcext:value-type="float">
            <text:p>-67</text:p>
          </table:table-cell>
          <table:table-cell table:formula="of:=[.L17]*[.$H$3]+[.$H$4]" office:value-type="float" office:value="-0.649230769230769" calcext:value-type="float">
            <text:p>-0.649230769230769</text:p>
          </table:table-cell>
          <table:table-cell table:formula="of:=COS(RADIANS([.K17]))*[.$H$5]" office:value-type="float" office:value="0.106920782902604" calcext:value-type="float">
            <text:p>0.106920782902604</text:p>
          </table:table-cell>
          <table:table-cell table:formula="of:=[.M17]+[.N17]" office:value-type="float" office:value="-0.542309986328165" calcext:value-type="float">
            <text:p>-0.542309986328165</text:p>
          </table:table-cell>
        </table:table-row>
        <table:table-row table:style-name="ro1">
          <table:table-cell table:number-columns-repeated="10"/>
          <table:table-cell table:formula="of:=[.K19]+1" office:value-type="float" office:value="26" calcext:value-type="float">
            <text:p>26</text:p>
          </table:table-cell>
          <table:table-cell table:formula="of:=[.L19]-1" office:value-type="float" office:value="-66" calcext:value-type="float">
            <text:p>-66</text:p>
          </table:table-cell>
          <table:table-cell table:formula="of:=[.L18]*[.$H$3]+[.$H$4]" office:value-type="float" office:value="-0.64" calcext:value-type="float">
            <text:p>-0.64</text:p>
          </table:table-cell>
          <table:table-cell table:formula="of:=COS(RADIANS([.K18]))*[.$H$5]" office:value-type="float" office:value="0.1078552855559" calcext:value-type="float">
            <text:p>0.1078552855559</text:p>
          </table:table-cell>
          <table:table-cell table:formula="of:=[.M18]+[.N18]" office:value-type="float" office:value="-0.5321447144441" calcext:value-type="float">
            <text:p>-0.5321447144441</text:p>
          </table:table-cell>
        </table:table-row>
        <table:table-row table:style-name="ro1">
          <table:table-cell table:number-columns-repeated="10"/>
          <table:table-cell table:formula="of:=[.K20]+1" office:value-type="float" office:value="25" calcext:value-type="float">
            <text:p>25</text:p>
          </table:table-cell>
          <table:table-cell table:formula="of:=[.L20]-1" office:value-type="float" office:value="-65" calcext:value-type="float">
            <text:p>-65</text:p>
          </table:table-cell>
          <table:table-cell table:formula="of:=[.L19]*[.$H$3]+[.$H$4]" office:value-type="float" office:value="-0.630769230769231" calcext:value-type="float">
            <text:p>-0.630769230769231</text:p>
          </table:table-cell>
          <table:table-cell table:formula="of:=COS(RADIANS([.K19]))*[.$H$5]" office:value-type="float" office:value="0.108756934444398" calcext:value-type="float">
            <text:p>0.108756934444398</text:p>
          </table:table-cell>
          <table:table-cell table:formula="of:=[.M19]+[.N19]" office:value-type="float" office:value="-0.522012296324833" calcext:value-type="float">
            <text:p>-0.522012296324833</text:p>
          </table:table-cell>
        </table:table-row>
        <table:table-row table:style-name="ro1">
          <table:table-cell table:number-columns-repeated="10"/>
          <table:table-cell table:formula="of:=[.K21]+1" office:value-type="float" office:value="24" calcext:value-type="float">
            <text:p>24</text:p>
          </table:table-cell>
          <table:table-cell table:formula="of:=[.L21]-1" office:value-type="float" office:value="-64" calcext:value-type="float">
            <text:p>-64</text:p>
          </table:table-cell>
          <table:table-cell table:formula="of:=[.L20]*[.$H$3]+[.$H$4]" office:value-type="float" office:value="-0.621538461538462" calcext:value-type="float">
            <text:p>-0.621538461538462</text:p>
          </table:table-cell>
          <table:table-cell table:formula="of:=COS(RADIANS([.K20]))*[.$H$5]" office:value-type="float" office:value="0.109625454917112" calcext:value-type="float">
            <text:p>0.109625454917112</text:p>
          </table:table-cell>
          <table:table-cell table:formula="of:=[.M20]+[.N20]" office:value-type="float" office:value="-0.51191300662135" calcext:value-type="float">
            <text:p>-0.51191300662135</text:p>
          </table:table-cell>
        </table:table-row>
        <table:table-row table:style-name="ro1">
          <table:table-cell table:number-columns-repeated="10"/>
          <table:table-cell table:formula="of:=[.K22]+1" office:value-type="float" office:value="23" calcext:value-type="float">
            <text:p>23</text:p>
          </table:table-cell>
          <table:table-cell table:formula="of:=[.L22]-1" office:value-type="float" office:value="-63" calcext:value-type="float">
            <text:p>-63</text:p>
          </table:table-cell>
          <table:table-cell table:formula="of:=[.L21]*[.$H$3]+[.$H$4]" office:value-type="float" office:value="-0.612307692307692" calcext:value-type="float">
            <text:p>-0.612307692307692</text:p>
          </table:table-cell>
          <table:table-cell table:formula="of:=COS(RADIANS([.K21]))*[.$H$5]" office:value-type="float" office:value="0.110460582414293" calcext:value-type="float">
            <text:p>0.110460582414293</text:p>
          </table:table-cell>
          <table:table-cell table:formula="of:=[.M21]+[.N21]" office:value-type="float" office:value="-0.501847109893399" calcext:value-type="float">
            <text:p>-0.501847109893399</text:p>
          </table:table-cell>
        </table:table-row>
        <table:table-row table:style-name="ro1">
          <table:table-cell table:number-columns-repeated="10"/>
          <table:table-cell table:formula="of:=[.K23]+1" office:value-type="float" office:value="22" calcext:value-type="float">
            <text:p>22</text:p>
          </table:table-cell>
          <table:table-cell table:formula="of:=[.L23]-1" office:value-type="float" office:value="-62" calcext:value-type="float">
            <text:p>-62</text:p>
          </table:table-cell>
          <table:table-cell table:formula="of:=[.L22]*[.$H$3]+[.$H$4]" office:value-type="float" office:value="-0.603076923076923" calcext:value-type="float">
            <text:p>-0.603076923076923</text:p>
          </table:table-cell>
          <table:table-cell table:formula="of:=COS(RADIANS([.K22]))*[.$H$5]" office:value-type="float" office:value="0.111262062548014" calcext:value-type="float">
            <text:p>0.111262062548014</text:p>
          </table:table-cell>
          <table:table-cell table:formula="of:=[.M22]+[.N22]" office:value-type="float" office:value="-0.491814860528909" calcext:value-type="float">
            <text:p>-0.491814860528909</text:p>
          </table:table-cell>
        </table:table-row>
        <table:table-row table:style-name="ro1">
          <table:table-cell table:number-columns-repeated="10"/>
          <table:table-cell table:formula="of:=[.K24]+1" office:value-type="float" office:value="21" calcext:value-type="float">
            <text:p>21</text:p>
          </table:table-cell>
          <table:table-cell table:formula="of:=[.L24]-1" office:value-type="float" office:value="-61" calcext:value-type="float">
            <text:p>-61</text:p>
          </table:table-cell>
          <table:table-cell table:formula="of:=[.L23]*[.$H$3]+[.$H$4]" office:value-type="float" office:value="-0.593846153846154" calcext:value-type="float">
            <text:p>-0.593846153846154</text:p>
          </table:table-cell>
          <table:table-cell table:formula="of:=COS(RADIANS([.K23]))*[.$H$5]" office:value-type="float" office:value="0.112029651179664" calcext:value-type="float">
            <text:p>0.112029651179664</text:p>
          </table:table-cell>
          <table:table-cell table:formula="of:=[.M23]+[.N23]" office:value-type="float" office:value="-0.48181650266649" calcext:value-type="float">
            <text:p>-0.48181650266649</text:p>
          </table:table-cell>
        </table:table-row>
        <table:table-row table:style-name="ro1">
          <table:table-cell table:number-columns-repeated="10"/>
          <table:table-cell table:formula="of:=[.K25]+1" office:value-type="float" office:value="20" calcext:value-type="float">
            <text:p>20</text:p>
          </table:table-cell>
          <table:table-cell table:formula="of:=[.L25]-1" office:value-type="float" office:value="-60" calcext:value-type="float">
            <text:p>-60</text:p>
          </table:table-cell>
          <table:table-cell table:formula="of:=[.L24]*[.$H$3]+[.$H$4]" office:value-type="float" office:value="-0.584615384615385" calcext:value-type="float">
            <text:p>-0.584615384615385</text:p>
          </table:table-cell>
          <table:table-cell table:formula="of:=COS(RADIANS([.K24]))*[.$H$5]" office:value-type="float" office:value="0.112763114494309" calcext:value-type="float">
            <text:p>0.112763114494309</text:p>
          </table:table-cell>
          <table:table-cell table:formula="of:=[.M24]+[.N24]" office:value-type="float" office:value="-0.471852270121076" calcext:value-type="float">
            <text:p>-0.471852270121076</text:p>
          </table:table-cell>
        </table:table-row>
        <table:table-row table:style-name="ro1">
          <table:table-cell table:number-columns-repeated="10"/>
          <table:table-cell table:formula="of:=[.K26]+1" office:value-type="float" office:value="19" calcext:value-type="float">
            <text:p>19</text:p>
          </table:table-cell>
          <table:table-cell table:formula="of:=[.L26]-1" office:value-type="float" office:value="-59" calcext:value-type="float">
            <text:p>-59</text:p>
          </table:table-cell>
          <table:table-cell table:formula="of:=[.L25]*[.$H$3]+[.$H$4]" office:value-type="float" office:value="-0.575384615384615" calcext:value-type="float">
            <text:p>-0.575384615384615</text:p>
          </table:table-cell>
          <table:table-cell table:formula="of:=COS(RADIANS([.K25]))*[.$H$5]" office:value-type="float" office:value="0.113462229071918" calcext:value-type="float">
            <text:p>0.113462229071918</text:p>
          </table:table-cell>
          <table:table-cell table:formula="of:=[.M25]+[.N25]" office:value-type="float" office:value="-0.461922386312697" calcext:value-type="float">
            <text:p>-0.461922386312697</text:p>
          </table:table-cell>
        </table:table-row>
        <table:table-row table:style-name="ro1">
          <table:table-cell table:number-columns-repeated="10"/>
          <table:table-cell table:formula="of:=[.K27]+1" office:value-type="float" office:value="18" calcext:value-type="float">
            <text:p>18</text:p>
          </table:table-cell>
          <table:table-cell table:formula="of:=[.L27]-1" office:value-type="float" office:value="-58" calcext:value-type="float">
            <text:p>-58</text:p>
          </table:table-cell>
          <table:table-cell table:formula="of:=[.L26]*[.$H$3]+[.$H$4]" office:value-type="float" office:value="-0.566153846153846" calcext:value-type="float">
            <text:p>-0.566153846153846</text:p>
          </table:table-cell>
          <table:table-cell table:formula="of:=COS(RADIANS([.K26]))*[.$H$5]" office:value-type="float" office:value="0.114126781955418" calcext:value-type="float">
            <text:p>0.114126781955418</text:p>
          </table:table-cell>
          <table:table-cell table:formula="of:=[.M26]+[.N26]" office:value-type="float" office:value="-0.452027064198428" calcext:value-type="float">
            <text:p>-0.452027064198428</text:p>
          </table:table-cell>
        </table:table-row>
        <table:table-row table:style-name="ro1">
          <table:table-cell table:number-columns-repeated="10"/>
          <table:table-cell table:formula="of:=[.K28]+1" office:value-type="float" office:value="17" calcext:value-type="float">
            <text:p>17</text:p>
          </table:table-cell>
          <table:table-cell table:formula="of:=[.L28]-1" office:value-type="float" office:value="-57" calcext:value-type="float">
            <text:p>-57</text:p>
          </table:table-cell>
          <table:table-cell table:formula="of:=[.L27]*[.$H$3]+[.$H$4]" office:value-type="float" office:value="-0.556923076923077" calcext:value-type="float">
            <text:p>-0.556923076923077</text:p>
          </table:table-cell>
          <table:table-cell table:formula="of:=COS(RADIANS([.K27]))*[.$H$5]" office:value-type="float" office:value="0.114756570715564" calcext:value-type="float">
            <text:p>0.114756570715564</text:p>
          </table:table-cell>
          <table:table-cell table:formula="of:=[.M27]+[.N27]" office:value-type="float" office:value="-0.442166506207513" calcext:value-type="float">
            <text:p>-0.442166506207513</text:p>
          </table:table-cell>
        </table:table-row>
        <table:table-row table:style-name="ro1">
          <table:table-cell table:number-columns-repeated="10"/>
          <table:table-cell table:formula="of:=[.K29]+1" office:value-type="float" office:value="16" calcext:value-type="float">
            <text:p>16</text:p>
          </table:table-cell>
          <table:table-cell table:formula="of:=[.L29]-1" office:value-type="float" office:value="-56" calcext:value-type="float">
            <text:p>-56</text:p>
          </table:table-cell>
          <table:table-cell table:formula="of:=[.L28]*[.$H$3]+[.$H$4]" office:value-type="float" office:value="-0.547692307692308" calcext:value-type="float">
            <text:p>-0.547692307692308</text:p>
          </table:table-cell>
          <table:table-cell table:formula="of:=COS(RADIANS([.K28]))*[.$H$5]" office:value-type="float" office:value="0.115351403512598" calcext:value-type="float">
            <text:p>0.115351403512598</text:p>
          </table:table-cell>
          <table:table-cell table:formula="of:=[.M28]+[.N28]" office:value-type="float" office:value="-0.432340904179709" calcext:value-type="float">
            <text:p>-0.432340904179709</text:p>
          </table:table-cell>
        </table:table-row>
        <table:table-row table:style-name="ro1">
          <table:table-cell table:number-columns-repeated="10"/>
          <table:table-cell table:formula="of:=[.K30]+1" office:value-type="float" office:value="15" calcext:value-type="float">
            <text:p>15</text:p>
          </table:table-cell>
          <table:table-cell table:formula="of:=[.L30]-1" office:value-type="float" office:value="-55" calcext:value-type="float">
            <text:p>-55</text:p>
          </table:table-cell>
          <table:table-cell table:formula="of:=[.L29]*[.$H$3]+[.$H$4]" office:value-type="float" office:value="-0.538461538461539" calcext:value-type="float">
            <text:p>-0.538461538461539</text:p>
          </table:table-cell>
          <table:table-cell table:formula="of:=COS(RADIANS([.K29]))*[.$H$5]" office:value-type="float" office:value="0.115911099154688" calcext:value-type="float">
            <text:p>0.115911099154688</text:p>
          </table:table-cell>
          <table:table-cell table:formula="of:=[.M29]+[.N29]" office:value-type="float" office:value="-0.42255043930685" calcext:value-type="float">
            <text:p>-0.42255043930685</text:p>
          </table:table-cell>
        </table:table-row>
        <table:table-row table:style-name="ro1">
          <table:table-cell table:number-columns-repeated="10"/>
          <table:table-cell table:formula="of:=[.K31]+1" office:value-type="float" office:value="14" calcext:value-type="float">
            <text:p>14</text:p>
          </table:table-cell>
          <table:table-cell table:formula="of:=[.L31]-1" office:value-type="float" office:value="-54" calcext:value-type="float">
            <text:p>-54</text:p>
          </table:table-cell>
          <table:table-cell table:formula="of:=[.L30]*[.$H$3]+[.$H$4]" office:value-type="float" office:value="-0.529230769230769" calcext:value-type="float">
            <text:p>-0.529230769230769</text:p>
          </table:table-cell>
          <table:table-cell table:formula="of:=COS(RADIANS([.K30]))*[.$H$5]" office:value-type="float" office:value="0.11643548715312" calcext:value-type="float">
            <text:p>0.11643548715312</text:p>
          </table:table-cell>
          <table:table-cell table:formula="of:=[.M30]+[.N30]" office:value-type="float" office:value="-0.41279528207765" calcext:value-type="float">
            <text:p>-0.41279528207765</text:p>
          </table:table-cell>
        </table:table-row>
        <table:table-row table:style-name="ro1">
          <table:table-cell table:number-columns-repeated="10"/>
          <table:table-cell table:formula="of:=[.K32]+1" office:value-type="float" office:value="13" calcext:value-type="float">
            <text:p>13</text:p>
          </table:table-cell>
          <table:table-cell table:formula="of:=[.L32]-1" office:value-type="float" office:value="-53" calcext:value-type="float">
            <text:p>-53</text:p>
          </table:table-cell>
          <table:table-cell table:formula="of:=[.L31]*[.$H$3]+[.$H$4]" office:value-type="float" office:value="-0.52" calcext:value-type="float">
            <text:p>-0.52</text:p>
          </table:table-cell>
          <table:table-cell table:formula="of:=COS(RADIANS([.K31]))*[.$H$5]" office:value-type="float" office:value="0.116924407774228" calcext:value-type="float">
            <text:p>0.116924407774228</text:p>
          </table:table-cell>
          <table:table-cell table:formula="of:=[.M31]+[.N31]" office:value-type="float" office:value="-0.403075592225772" calcext:value-type="float">
            <text:p>-0.403075592225772</text:p>
          </table:table-cell>
        </table:table-row>
        <table:table-row table:style-name="ro1">
          <table:table-cell table:number-columns-repeated="10"/>
          <table:table-cell table:formula="of:=[.K33]+1" office:value-type="float" office:value="12" calcext:value-type="float">
            <text:p>12</text:p>
          </table:table-cell>
          <table:table-cell table:formula="of:=[.L33]-1" office:value-type="float" office:value="-52" calcext:value-type="float">
            <text:p>-52</text:p>
          </table:table-cell>
          <table:table-cell table:formula="of:=[.L32]*[.$H$3]+[.$H$4]" office:value-type="float" office:value="-0.510769230769231" calcext:value-type="float">
            <text:p>-0.510769230769231</text:p>
          </table:table-cell>
          <table:table-cell table:formula="of:=COS(RADIANS([.K32]))*[.$H$5]" office:value-type="float" office:value="0.117377712088057" calcext:value-type="float">
            <text:p>0.117377712088057</text:p>
          </table:table-cell>
          <table:table-cell table:formula="of:=[.M32]+[.N32]" office:value-type="float" office:value="-0.393391518681174" calcext:value-type="float">
            <text:p>-0.393391518681174</text:p>
          </table:table-cell>
        </table:table-row>
        <table:table-row table:style-name="ro1">
          <table:table-cell table:number-columns-repeated="10"/>
          <table:table-cell table:formula="of:=[.K34]+1" office:value-type="float" office:value="11" calcext:value-type="float">
            <text:p>11</text:p>
          </table:table-cell>
          <table:table-cell table:formula="of:=[.L34]-1" office:value-type="float" office:value="-51" calcext:value-type="float">
            <text:p>-51</text:p>
          </table:table-cell>
          <table:table-cell table:formula="of:=[.L33]*[.$H$3]+[.$H$4]" office:value-type="float" office:value="-0.501538461538462" calcext:value-type="float">
            <text:p>-0.501538461538462</text:p>
          </table:table-cell>
          <table:table-cell table:formula="of:=COS(RADIANS([.K33]))*[.$H$5]" office:value-type="float" office:value="0.11779526201372" calcext:value-type="float">
            <text:p>0.11779526201372</text:p>
          </table:table-cell>
          <table:table-cell table:formula="of:=[.M33]+[.N33]" office:value-type="float" office:value="-0.383743199524742" calcext:value-type="float">
            <text:p>-0.383743199524742</text:p>
          </table:table-cell>
        </table:table-row>
        <table:table-row table:style-name="ro1">
          <table:table-cell table:number-columns-repeated="10"/>
          <table:table-cell table:formula="of:=[.K35]+1" office:value-type="float" office:value="10" calcext:value-type="float">
            <text:p>10</text:p>
          </table:table-cell>
          <table:table-cell table:formula="of:=[.L35]-1" office:value-type="float" office:value="-50" calcext:value-type="float">
            <text:p>-50</text:p>
          </table:table-cell>
          <table:table-cell table:formula="of:=[.L34]*[.$H$3]+[.$H$4]" office:value-type="float" office:value="-0.492307692307692" calcext:value-type="float">
            <text:p>-0.492307692307692</text:p>
          </table:table-cell>
          <table:table-cell table:formula="of:=COS(RADIANS([.K34]))*[.$H$5]" office:value-type="float" office:value="0.118176930361465" calcext:value-type="float">
            <text:p>0.118176930361465</text:p>
          </table:table-cell>
          <table:table-cell table:formula="of:=[.M34]+[.N34]" office:value-type="float" office:value="-0.374130761946227" calcext:value-type="float">
            <text:p>-0.374130761946227</text:p>
          </table:table-cell>
        </table:table-row>
        <table:table-row table:style-name="ro1">
          <table:table-cell table:number-columns-repeated="10"/>
          <table:table-cell table:formula="of:=[.K36]+1" office:value-type="float" office:value="9" calcext:value-type="float">
            <text:p>9</text:p>
          </table:table-cell>
          <table:table-cell table:formula="of:=[.L36]-1" office:value-type="float" office:value="-49" calcext:value-type="float">
            <text:p>-49</text:p>
          </table:table-cell>
          <table:table-cell table:formula="of:=[.L35]*[.$H$3]+[.$H$4]" office:value-type="float" office:value="-0.483076923076923" calcext:value-type="float">
            <text:p>-0.483076923076923</text:p>
          </table:table-cell>
          <table:table-cell table:formula="of:=COS(RADIANS([.K35]))*[.$H$5]" office:value-type="float" office:value="0.118522600871417" calcext:value-type="float">
            <text:p>0.118522600871417</text:p>
          </table:table-cell>
          <table:table-cell table:formula="of:=[.M35]+[.N35]" office:value-type="float" office:value="-0.364554322205507" calcext:value-type="float">
            <text:p>-0.364554322205507</text:p>
          </table:table-cell>
        </table:table-row>
        <table:table-row table:style-name="ro1">
          <table:table-cell table:number-columns-repeated="10"/>
          <table:table-cell table:formula="of:=[.K37]+1" office:value-type="float" office:value="8" calcext:value-type="float">
            <text:p>8</text:p>
          </table:table-cell>
          <table:table-cell table:formula="of:=[.L37]-1" office:value-type="float" office:value="-48" calcext:value-type="float">
            <text:p>-48</text:p>
          </table:table-cell>
          <table:table-cell table:formula="of:=[.L36]*[.$H$3]+[.$H$4]" office:value-type="float" office:value="-0.473846153846154" calcext:value-type="float">
            <text:p>-0.473846153846154</text:p>
          </table:table-cell>
          <table:table-cell table:formula="of:=COS(RADIANS([.K36]))*[.$H$5]" office:value-type="float" office:value="0.118832168248988" calcext:value-type="float">
            <text:p>0.118832168248988</text:p>
          </table:table-cell>
          <table:table-cell table:formula="of:=[.M36]+[.N36]" office:value-type="float" office:value="-0.355013985597165" calcext:value-type="float">
            <text:p>-0.355013985597165</text:p>
          </table:table-cell>
        </table:table-row>
        <table:table-row table:style-name="ro1">
          <table:table-cell table:number-columns-repeated="10"/>
          <table:table-cell table:formula="of:=[.K38]+1" office:value-type="float" office:value="7" calcext:value-type="float">
            <text:p>7</text:p>
          </table:table-cell>
          <table:table-cell table:formula="of:=[.L38]-1" office:value-type="float" office:value="-47" calcext:value-type="float">
            <text:p>-47</text:p>
          </table:table-cell>
          <table:table-cell table:formula="of:=[.L37]*[.$H$3]+[.$H$4]" office:value-type="float" office:value="-0.464615384615385" calcext:value-type="float">
            <text:p>-0.464615384615385</text:p>
          </table:table-cell>
          <table:table-cell table:formula="of:=COS(RADIANS([.K37]))*[.$H$5]" office:value-type="float" office:value="0.119105538196959" calcext:value-type="float">
            <text:p>0.119105538196959</text:p>
          </table:table-cell>
          <table:table-cell table:formula="of:=[.M37]+[.N37]" office:value-type="float" office:value="-0.345509846418426" calcext:value-type="float">
            <text:p>-0.345509846418426</text:p>
          </table:table-cell>
        </table:table-row>
        <table:table-row table:style-name="ro1">
          <table:table-cell table:number-columns-repeated="10"/>
          <table:table-cell table:formula="of:=[.K39]+1" office:value-type="float" office:value="6" calcext:value-type="float">
            <text:p>6</text:p>
          </table:table-cell>
          <table:table-cell table:formula="of:=[.L39]-1" office:value-type="float" office:value="-46" calcext:value-type="float">
            <text:p>-46</text:p>
          </table:table-cell>
          <table:table-cell table:formula="of:=[.L38]*[.$H$3]+[.$H$4]" office:value-type="float" office:value="-0.455384615384615" calcext:value-type="float">
            <text:p>-0.455384615384615</text:p>
          </table:table-cell>
          <table:table-cell table:formula="of:=COS(RADIANS([.K38]))*[.$H$5]" office:value-type="float" office:value="0.119342627444193" calcext:value-type="float">
            <text:p>0.119342627444193</text:p>
          </table:table-cell>
          <table:table-cell table:formula="of:=[.M38]+[.N38]" office:value-type="float" office:value="-0.336041987940423" calcext:value-type="float">
            <text:p>-0.336041987940423</text:p>
          </table:table-cell>
        </table:table-row>
        <table:table-row table:style-name="ro1">
          <table:table-cell table:number-columns-repeated="10"/>
          <table:table-cell table:formula="of:=[.K40]+1" office:value-type="float" office:value="5" calcext:value-type="float">
            <text:p>5</text:p>
          </table:table-cell>
          <table:table-cell table:formula="of:=[.L40]-1" office:value-type="float" office:value="-45" calcext:value-type="float">
            <text:p>-45</text:p>
          </table:table-cell>
          <table:table-cell table:formula="of:=[.L39]*[.$H$3]+[.$H$4]" office:value-type="float" office:value="-0.446153846153846" calcext:value-type="float">
            <text:p>-0.446153846153846</text:p>
          </table:table-cell>
          <table:table-cell table:formula="of:=COS(RADIANS([.K39]))*[.$H$5]" office:value-type="float" office:value="0.119543363771009" calcext:value-type="float">
            <text:p>0.119543363771009</text:p>
          </table:table-cell>
          <table:table-cell table:formula="of:=[.M39]+[.N39]" office:value-type="float" office:value="-0.326610482382837" calcext:value-type="float">
            <text:p>-0.326610482382837</text:p>
          </table:table-cell>
        </table:table-row>
        <table:table-row table:style-name="ro1">
          <table:table-cell table:number-columns-repeated="10"/>
          <table:table-cell table:formula="of:=[.K41]+1" office:value-type="float" office:value="4" calcext:value-type="float">
            <text:p>4</text:p>
          </table:table-cell>
          <table:table-cell table:formula="of:=[.L41]-1" office:value-type="float" office:value="-44" calcext:value-type="float">
            <text:p>-44</text:p>
          </table:table-cell>
          <table:table-cell table:formula="of:=[.L40]*[.$H$3]+[.$H$4]" office:value-type="float" office:value="-0.436923076923077" calcext:value-type="float">
            <text:p>-0.436923076923077</text:p>
          </table:table-cell>
          <table:table-cell table:formula="of:=COS(RADIANS([.K40]))*[.$H$5]" office:value-type="float" office:value="0.119707686031179" calcext:value-type="float">
            <text:p>0.119707686031179</text:p>
          </table:table-cell>
          <table:table-cell table:formula="of:=[.M40]+[.N40]" office:value-type="float" office:value="-0.317215390891898" calcext:value-type="float">
            <text:p>-0.317215390891898</text:p>
          </table:table-cell>
        </table:table-row>
        <table:table-row table:style-name="ro1">
          <table:table-cell table:number-columns-repeated="10"/>
          <table:table-cell table:formula="of:=[.K42]+1" office:value-type="float" office:value="3" calcext:value-type="float">
            <text:p>3</text:p>
          </table:table-cell>
          <table:table-cell table:formula="of:=[.L42]-1" office:value-type="float" office:value="-43" calcext:value-type="float">
            <text:p>-43</text:p>
          </table:table-cell>
          <table:table-cell table:formula="of:=[.L41]*[.$H$3]+[.$H$4]" office:value-type="float" office:value="-0.427692307692308" calcext:value-type="float">
            <text:p>-0.427692307692308</text:p>
          </table:table-cell>
          <table:table-cell table:formula="of:=COS(RADIANS([.K41]))*[.$H$5]" office:value-type="float" office:value="0.119835544170549" calcext:value-type="float">
            <text:p>0.119835544170549</text:p>
          </table:table-cell>
          <table:table-cell table:formula="of:=[.M41]+[.N41]" office:value-type="float" office:value="-0.307856763521759" calcext:value-type="float">
            <text:p>-0.307856763521759</text:p>
          </table:table-cell>
        </table:table-row>
        <table:table-row table:style-name="ro1">
          <table:table-cell table:number-columns-repeated="10"/>
          <table:table-cell table:formula="of:=[.K43]+1" office:value-type="float" office:value="2" calcext:value-type="float">
            <text:p>2</text:p>
          </table:table-cell>
          <table:table-cell table:formula="of:=[.L43]-1" office:value-type="float" office:value="-42" calcext:value-type="float">
            <text:p>-42</text:p>
          </table:table-cell>
          <table:table-cell table:formula="of:=[.L42]*[.$H$3]+[.$H$4]" office:value-type="float" office:value="-0.418461538461538" calcext:value-type="float">
            <text:p>-0.418461538461538</text:p>
          </table:table-cell>
          <table:table-cell table:formula="of:=COS(RADIANS([.K42]))*[.$H$5]" office:value-type="float" office:value="0.119926899242291" calcext:value-type="float">
            <text:p>0.119926899242291</text:p>
          </table:table-cell>
          <table:table-cell table:formula="of:=[.M42]+[.N42]" office:value-type="float" office:value="-0.298534639219247" calcext:value-type="float">
            <text:p>-0.298534639219247</text:p>
          </table:table-cell>
        </table:table-row>
        <table:table-row table:style-name="ro1">
          <table:table-cell table:number-columns-repeated="10"/>
          <table:table-cell table:formula="of:=[.K44]+1" office:value-type="float" office:value="1" calcext:value-type="float">
            <text:p>1</text:p>
          </table:table-cell>
          <table:table-cell table:formula="of:=[.L44]-1" office:value-type="float" office:value="-41" calcext:value-type="float">
            <text:p>-41</text:p>
          </table:table-cell>
          <table:table-cell table:formula="of:=[.L43]*[.$H$3]+[.$H$4]" office:value-type="float" office:value="-0.409230769230769" calcext:value-type="float">
            <text:p>-0.409230769230769</text:p>
          </table:table-cell>
          <table:table-cell table:formula="of:=COS(RADIANS([.K43]))*[.$H$5]" office:value-type="float" office:value="0.119981723418767" calcext:value-type="float">
            <text:p>0.119981723418767</text:p>
          </table:table-cell>
          <table:table-cell table:formula="of:=[.M43]+[.N43]" office:value-type="float" office:value="-0.289249045812002" calcext:value-type="float">
            <text:p>-0.289249045812002</text:p>
          </table:table-cell>
        </table:table-row>
        <table:table-row table:style-name="ro1">
          <table:table-cell table:number-columns-repeated="10"/>
          <table:table-cell table:formula="of:=[.K45]+1" office:value-type="float" office:value="0" calcext:value-type="float">
            <text:p>0</text:p>
          </table:table-cell>
          <table:table-cell table:formula="of:=[.L45]-1" office:value-type="float" office:value="-40" calcext:value-type="float">
            <text:p>-40</text:p>
          </table:table-cell>
          <table:table-cell table:formula="of:=[.L44]*[.$H$3]+[.$H$4]" office:value-type="float" office:value="-0.4" calcext:value-type="float">
            <text:p>-0.4</text:p>
          </table:table-cell>
          <table:table-cell table:formula="of:=COS(RADIANS([.K44]))*[.$H$5]" office:value-type="float" office:value="0.12" calcext:value-type="float">
            <text:p>0.12</text:p>
          </table:table-cell>
          <table:table-cell table:formula="of:=[.M44]+[.N44]" office:value-type="float" office:value="-0.28" calcext:value-type="float">
            <text:p>-0.28</text:p>
          </table:table-cell>
        </table:table-row>
        <table:table-row table:style-name="ro1">
          <table:table-cell table:number-columns-repeated="10"/>
          <table:table-cell table:formula="of:=[.K46]+1" office:value-type="float" office:value="-1" calcext:value-type="float">
            <text:p>-1</text:p>
          </table:table-cell>
          <table:table-cell table:formula="of:=[.L46]-1" office:value-type="float" office:value="-39" calcext:value-type="float">
            <text:p>-39</text:p>
          </table:table-cell>
          <table:table-cell table:formula="of:=[.L45]*[.$H$3]+[.$H$4]" office:value-type="float" office:value="-0.390769230769231" calcext:value-type="float">
            <text:p>-0.390769230769231</text:p>
          </table:table-cell>
          <table:table-cell table:formula="of:=COS(RADIANS([.K45]))*[.$H$5]" office:value-type="float" office:value="0.119981723418767" calcext:value-type="float">
            <text:p>0.119981723418767</text:p>
          </table:table-cell>
          <table:table-cell table:formula="of:=[.M45]+[.N45]" office:value-type="float" office:value="-0.270787507350464" calcext:value-type="float">
            <text:p>-0.270787507350464</text:p>
          </table:table-cell>
        </table:table-row>
        <table:table-row table:style-name="ro1">
          <table:table-cell table:number-columns-repeated="10"/>
          <table:table-cell table:formula="of:=[.K47]+1" office:value-type="float" office:value="-2" calcext:value-type="float">
            <text:p>-2</text:p>
          </table:table-cell>
          <table:table-cell table:formula="of:=[.L47]-1" office:value-type="float" office:value="-38" calcext:value-type="float">
            <text:p>-38</text:p>
          </table:table-cell>
          <table:table-cell table:formula="of:=[.L46]*[.$H$3]+[.$H$4]" office:value-type="float" office:value="-0.381538461538462" calcext:value-type="float">
            <text:p>-0.381538461538462</text:p>
          </table:table-cell>
          <table:table-cell table:formula="of:=COS(RADIANS([.K46]))*[.$H$5]" office:value-type="float" office:value="0.119926899242291" calcext:value-type="float">
            <text:p>0.119926899242291</text:p>
          </table:table-cell>
          <table:table-cell table:formula="of:=[.M46]+[.N46]" office:value-type="float" office:value="-0.26161156229617" calcext:value-type="float">
            <text:p>-0.26161156229617</text:p>
          </table:table-cell>
        </table:table-row>
        <table:table-row table:style-name="ro1">
          <table:table-cell table:number-columns-repeated="10"/>
          <table:table-cell table:formula="of:=[.K48]+1" office:value-type="float" office:value="-3" calcext:value-type="float">
            <text:p>-3</text:p>
          </table:table-cell>
          <table:table-cell table:formula="of:=[.L48]-1" office:value-type="float" office:value="-37" calcext:value-type="float">
            <text:p>-37</text:p>
          </table:table-cell>
          <table:table-cell table:formula="of:=[.L47]*[.$H$3]+[.$H$4]" office:value-type="float" office:value="-0.372307692307692" calcext:value-type="float">
            <text:p>-0.372307692307692</text:p>
          </table:table-cell>
          <table:table-cell table:formula="of:=COS(RADIANS([.K47]))*[.$H$5]" office:value-type="float" office:value="0.119835544170549" calcext:value-type="float">
            <text:p>0.119835544170549</text:p>
          </table:table-cell>
          <table:table-cell table:formula="of:=[.M47]+[.N47]" office:value-type="float" office:value="-0.252472148137143" calcext:value-type="float">
            <text:p>-0.252472148137143</text:p>
          </table:table-cell>
        </table:table-row>
        <table:table-row table:style-name="ro1">
          <table:table-cell table:number-columns-repeated="10"/>
          <table:table-cell table:formula="of:=[.K49]+1" office:value-type="float" office:value="-4" calcext:value-type="float">
            <text:p>-4</text:p>
          </table:table-cell>
          <table:table-cell table:formula="of:=[.L49]-1" office:value-type="float" office:value="-36" calcext:value-type="float">
            <text:p>-36</text:p>
          </table:table-cell>
          <table:table-cell table:formula="of:=[.L48]*[.$H$3]+[.$H$4]" office:value-type="float" office:value="-0.363076923076923" calcext:value-type="float">
            <text:p>-0.363076923076923</text:p>
          </table:table-cell>
          <table:table-cell table:formula="of:=COS(RADIANS([.K48]))*[.$H$5]" office:value-type="float" office:value="0.119707686031179" calcext:value-type="float">
            <text:p>0.119707686031179</text:p>
          </table:table-cell>
          <table:table-cell table:formula="of:=[.M48]+[.N48]" office:value-type="float" office:value="-0.243369237045744" calcext:value-type="float">
            <text:p>-0.243369237045744</text:p>
          </table:table-cell>
        </table:table-row>
        <table:table-row table:style-name="ro1">
          <table:table-cell table:number-columns-repeated="10"/>
          <table:table-cell table:formula="of:=[.K50]+1" office:value-type="float" office:value="-5" calcext:value-type="float">
            <text:p>-5</text:p>
          </table:table-cell>
          <table:table-cell table:formula="of:=[.L50]-1" office:value-type="float" office:value="-35" calcext:value-type="float">
            <text:p>-35</text:p>
          </table:table-cell>
          <table:table-cell table:formula="of:=[.L49]*[.$H$3]+[.$H$4]" office:value-type="float" office:value="-0.353846153846154" calcext:value-type="float">
            <text:p>-0.353846153846154</text:p>
          </table:table-cell>
          <table:table-cell table:formula="of:=COS(RADIANS([.K49]))*[.$H$5]" office:value-type="float" office:value="0.119543363771009" calcext:value-type="float">
            <text:p>0.119543363771009</text:p>
          </table:table-cell>
          <table:table-cell table:formula="of:=[.M49]+[.N49]" office:value-type="float" office:value="-0.234302790075144" calcext:value-type="float">
            <text:p>-0.234302790075144</text:p>
          </table:table-cell>
        </table:table-row>
        <table:table-row table:style-name="ro1">
          <table:table-cell table:number-columns-repeated="10"/>
          <table:table-cell table:formula="of:=[.K51]+1" office:value-type="float" office:value="-6" calcext:value-type="float">
            <text:p>-6</text:p>
          </table:table-cell>
          <table:table-cell table:formula="of:=[.L51]-1" office:value-type="float" office:value="-34" calcext:value-type="float">
            <text:p>-34</text:p>
          </table:table-cell>
          <table:table-cell table:formula="of:=[.L50]*[.$H$3]+[.$H$4]" office:value-type="float" office:value="-0.344615384615385" calcext:value-type="float">
            <text:p>-0.344615384615385</text:p>
          </table:table-cell>
          <table:table-cell table:formula="of:=COS(RADIANS([.K50]))*[.$H$5]" office:value-type="float" office:value="0.119342627444193" calcext:value-type="float">
            <text:p>0.119342627444193</text:p>
          </table:table-cell>
          <table:table-cell table:formula="of:=[.M50]+[.N50]" office:value-type="float" office:value="-0.225272757171192" calcext:value-type="float">
            <text:p>-0.225272757171192</text:p>
          </table:table-cell>
        </table:table-row>
        <table:table-row table:style-name="ro1">
          <table:table-cell table:number-columns-repeated="10"/>
          <table:table-cell table:formula="of:=[.K52]+1" office:value-type="float" office:value="-7" calcext:value-type="float">
            <text:p>-7</text:p>
          </table:table-cell>
          <table:table-cell table:formula="of:=[.L52]-1" office:value-type="float" office:value="-33" calcext:value-type="float">
            <text:p>-33</text:p>
          </table:table-cell>
          <table:table-cell table:formula="of:=[.L51]*[.$H$3]+[.$H$4]" office:value-type="float" office:value="-0.335384615384615" calcext:value-type="float">
            <text:p>-0.335384615384615</text:p>
          </table:table-cell>
          <table:table-cell table:formula="of:=COS(RADIANS([.K51]))*[.$H$5]" office:value-type="float" office:value="0.119105538196959" calcext:value-type="float">
            <text:p>0.119105538196959</text:p>
          </table:table-cell>
          <table:table-cell table:formula="of:=[.M51]+[.N51]" office:value-type="float" office:value="-0.216279077187657" calcext:value-type="float">
            <text:p>-0.216279077187657</text:p>
          </table:table-cell>
        </table:table-row>
        <table:table-row table:style-name="ro1">
          <table:table-cell table:number-columns-repeated="10"/>
          <table:table-cell table:formula="of:=[.K53]+1" office:value-type="float" office:value="-8" calcext:value-type="float">
            <text:p>-8</text:p>
          </table:table-cell>
          <table:table-cell table:formula="of:=[.L53]-1" office:value-type="float" office:value="-32" calcext:value-type="float">
            <text:p>-32</text:p>
          </table:table-cell>
          <table:table-cell table:formula="of:=[.L52]*[.$H$3]+[.$H$4]" office:value-type="float" office:value="-0.326153846153846" calcext:value-type="float">
            <text:p>-0.326153846153846</text:p>
          </table:table-cell>
          <table:table-cell table:formula="of:=COS(RADIANS([.K52]))*[.$H$5]" office:value-type="float" office:value="0.118832168248988" calcext:value-type="float">
            <text:p>0.118832168248988</text:p>
          </table:table-cell>
          <table:table-cell table:formula="of:=[.M52]+[.N52]" office:value-type="float" office:value="-0.207321677904858" calcext:value-type="float">
            <text:p>-0.207321677904858</text:p>
          </table:table-cell>
        </table:table-row>
        <table:table-row table:style-name="ro1">
          <table:table-cell table:number-columns-repeated="10"/>
          <table:table-cell table:formula="of:=[.K54]+1" office:value-type="float" office:value="-9" calcext:value-type="float">
            <text:p>-9</text:p>
          </table:table-cell>
          <table:table-cell table:formula="of:=[.L54]-1" office:value-type="float" office:value="-31" calcext:value-type="float">
            <text:p>-31</text:p>
          </table:table-cell>
          <table:table-cell table:formula="of:=[.L53]*[.$H$3]+[.$H$4]" office:value-type="float" office:value="-0.316923076923077" calcext:value-type="float">
            <text:p>-0.316923076923077</text:p>
          </table:table-cell>
          <table:table-cell table:formula="of:=COS(RADIANS([.K53]))*[.$H$5]" office:value-type="float" office:value="0.118522600871417" calcext:value-type="float">
            <text:p>0.118522600871417</text:p>
          </table:table-cell>
          <table:table-cell table:formula="of:=[.M53]+[.N53]" office:value-type="float" office:value="-0.19840047605166" calcext:value-type="float">
            <text:p>-0.19840047605166</text:p>
          </table:table-cell>
        </table:table-row>
        <table:table-row table:style-name="ro1">
          <table:table-cell table:number-columns-repeated="10"/>
          <table:table-cell table:formula="of:=[.K55]+1" office:value-type="float" office:value="-10" calcext:value-type="float">
            <text:p>-10</text:p>
          </table:table-cell>
          <table:table-cell table:formula="of:=[.L55]-1" office:value-type="float" office:value="-30" calcext:value-type="float">
            <text:p>-30</text:p>
          </table:table-cell>
          <table:table-cell table:formula="of:=[.L54]*[.$H$3]+[.$H$4]" office:value-type="float" office:value="-0.307692307692308" calcext:value-type="float">
            <text:p>-0.307692307692308</text:p>
          </table:table-cell>
          <table:table-cell table:formula="of:=COS(RADIANS([.K54]))*[.$H$5]" office:value-type="float" office:value="0.118176930361465" calcext:value-type="float">
            <text:p>0.118176930361465</text:p>
          </table:table-cell>
          <table:table-cell table:formula="of:=[.M54]+[.N54]" office:value-type="float" office:value="-0.189515377330843" calcext:value-type="float">
            <text:p>-0.189515377330843</text:p>
          </table:table-cell>
        </table:table-row>
        <table:table-row table:style-name="ro1">
          <table:table-cell table:number-columns-repeated="10"/>
          <table:table-cell table:formula="of:=[.K56]+1" office:value-type="float" office:value="-11" calcext:value-type="float">
            <text:p>-11</text:p>
          </table:table-cell>
          <table:table-cell table:formula="of:=[.L56]-1" office:value-type="float" office:value="-29" calcext:value-type="float">
            <text:p>-29</text:p>
          </table:table-cell>
          <table:table-cell table:formula="of:=[.L55]*[.$H$3]+[.$H$4]" office:value-type="float" office:value="-0.298461538461538" calcext:value-type="float">
            <text:p>-0.298461538461538</text:p>
          </table:table-cell>
          <table:table-cell table:formula="of:=COS(RADIANS([.K55]))*[.$H$5]" office:value-type="float" office:value="0.11779526201372" calcext:value-type="float">
            <text:p>0.11779526201372</text:p>
          </table:table-cell>
          <table:table-cell table:formula="of:=[.M55]+[.N55]" office:value-type="float" office:value="-0.180666276447819" calcext:value-type="float">
            <text:p>-0.180666276447819</text:p>
          </table:table-cell>
        </table:table-row>
        <table:table-row table:style-name="ro1">
          <table:table-cell table:number-columns-repeated="10"/>
          <table:table-cell table:formula="of:=[.K57]+1" office:value-type="float" office:value="-12" calcext:value-type="float">
            <text:p>-12</text:p>
          </table:table-cell>
          <table:table-cell table:formula="of:=[.L57]-1" office:value-type="float" office:value="-28" calcext:value-type="float">
            <text:p>-28</text:p>
          </table:table-cell>
          <table:table-cell table:formula="of:=[.L56]*[.$H$3]+[.$H$4]" office:value-type="float" office:value="-0.289230769230769" calcext:value-type="float">
            <text:p>-0.289230769230769</text:p>
          </table:table-cell>
          <table:table-cell table:formula="of:=COS(RADIANS([.K56]))*[.$H$5]" office:value-type="float" office:value="0.117377712088057" calcext:value-type="float">
            <text:p>0.117377712088057</text:p>
          </table:table-cell>
          <table:table-cell table:formula="of:=[.M56]+[.N56]" office:value-type="float" office:value="-0.171853057142712" calcext:value-type="float">
            <text:p>-0.171853057142712</text:p>
          </table:table-cell>
        </table:table-row>
        <table:table-row table:style-name="ro1">
          <table:table-cell table:number-columns-repeated="10"/>
          <table:table-cell table:formula="of:=[.K58]+1" office:value-type="float" office:value="-13" calcext:value-type="float">
            <text:p>-13</text:p>
          </table:table-cell>
          <table:table-cell table:formula="of:=[.L58]-1" office:value-type="float" office:value="-27" calcext:value-type="float">
            <text:p>-27</text:p>
          </table:table-cell>
          <table:table-cell table:formula="of:=[.L57]*[.$H$3]+[.$H$4]" office:value-type="float" office:value="-0.28" calcext:value-type="float">
            <text:p>-0.28</text:p>
          </table:table-cell>
          <table:table-cell table:formula="of:=COS(RADIANS([.K57]))*[.$H$5]" office:value-type="float" office:value="0.116924407774228" calcext:value-type="float">
            <text:p>0.116924407774228</text:p>
          </table:table-cell>
          <table:table-cell table:formula="of:=[.M57]+[.N57]" office:value-type="float" office:value="-0.163075592225772" calcext:value-type="float">
            <text:p>-0.163075592225772</text:p>
          </table:table-cell>
        </table:table-row>
        <table:table-row table:style-name="ro1">
          <table:table-cell table:number-columns-repeated="10"/>
          <table:table-cell table:formula="of:=[.K59]+1" office:value-type="float" office:value="-14" calcext:value-type="float">
            <text:p>-14</text:p>
          </table:table-cell>
          <table:table-cell table:formula="of:=[.L59]-1" office:value-type="float" office:value="-26" calcext:value-type="float">
            <text:p>-26</text:p>
          </table:table-cell>
          <table:table-cell table:formula="of:=[.L58]*[.$H$3]+[.$H$4]" office:value-type="float" office:value="-0.270769230769231" calcext:value-type="float">
            <text:p>-0.270769230769231</text:p>
          </table:table-cell>
          <table:table-cell table:formula="of:=COS(RADIANS([.K58]))*[.$H$5]" office:value-type="float" office:value="0.11643548715312" calcext:value-type="float">
            <text:p>0.11643548715312</text:p>
          </table:table-cell>
          <table:table-cell table:formula="of:=[.M58]+[.N58]" office:value-type="float" office:value="-0.154333743616111" calcext:value-type="float">
            <text:p>-0.154333743616111</text:p>
          </table:table-cell>
        </table:table-row>
        <table:table-row table:style-name="ro1">
          <table:table-cell table:number-columns-repeated="10"/>
          <table:table-cell table:formula="of:=[.K60]+1" office:value-type="float" office:value="-15" calcext:value-type="float">
            <text:p>-15</text:p>
          </table:table-cell>
          <table:table-cell table:formula="of:=[.L60]-1" office:value-type="float" office:value="-25" calcext:value-type="float">
            <text:p>-25</text:p>
          </table:table-cell>
          <table:table-cell table:formula="of:=[.L59]*[.$H$3]+[.$H$4]" office:value-type="float" office:value="-0.261538461538462" calcext:value-type="float">
            <text:p>-0.261538461538462</text:p>
          </table:table-cell>
          <table:table-cell table:formula="of:=COS(RADIANS([.K59]))*[.$H$5]" office:value-type="float" office:value="0.115911099154688" calcext:value-type="float">
            <text:p>0.115911099154688</text:p>
          </table:table-cell>
          <table:table-cell table:formula="of:=[.M59]+[.N59]" office:value-type="float" office:value="-0.145627362383773" calcext:value-type="float">
            <text:p>-0.145627362383773</text:p>
          </table:table-cell>
        </table:table-row>
        <table:table-row table:style-name="ro1">
          <table:table-cell table:number-columns-repeated="10"/>
          <table:table-cell table:formula="of:=[.K61]+1" office:value-type="float" office:value="-16" calcext:value-type="float">
            <text:p>-16</text:p>
          </table:table-cell>
          <table:table-cell table:formula="of:=[.L61]-1" office:value-type="float" office:value="-24" calcext:value-type="float">
            <text:p>-24</text:p>
          </table:table-cell>
          <table:table-cell table:formula="of:=[.L60]*[.$H$3]+[.$H$4]" office:value-type="float" office:value="-0.252307692307692" calcext:value-type="float">
            <text:p>-0.252307692307692</text:p>
          </table:table-cell>
          <table:table-cell table:formula="of:=COS(RADIANS([.K60]))*[.$H$5]" office:value-type="float" office:value="0.115351403512598" calcext:value-type="float">
            <text:p>0.115351403512598</text:p>
          </table:table-cell>
          <table:table-cell table:formula="of:=[.M60]+[.N60]" office:value-type="float" office:value="-0.136956288795094" calcext:value-type="float">
            <text:p>-0.136956288795094</text:p>
          </table:table-cell>
        </table:table-row>
        <table:table-row table:style-name="ro1">
          <table:table-cell table:number-columns-repeated="10"/>
          <table:table-cell table:formula="of:=[.K62]+1" office:value-type="float" office:value="-17" calcext:value-type="float">
            <text:p>-17</text:p>
          </table:table-cell>
          <table:table-cell table:formula="of:=[.L62]-1" office:value-type="float" office:value="-23" calcext:value-type="float">
            <text:p>-23</text:p>
          </table:table-cell>
          <table:table-cell table:formula="of:=[.L61]*[.$H$3]+[.$H$4]" office:value-type="float" office:value="-0.243076923076923" calcext:value-type="float">
            <text:p>-0.243076923076923</text:p>
          </table:table-cell>
          <table:table-cell table:formula="of:=COS(RADIANS([.K61]))*[.$H$5]" office:value-type="float" office:value="0.114756570715564" calcext:value-type="float">
            <text:p>0.114756570715564</text:p>
          </table:table-cell>
          <table:table-cell table:formula="of:=[.M61]+[.N61]" office:value-type="float" office:value="-0.128320352361359" calcext:value-type="float">
            <text:p>-0.128320352361359</text:p>
          </table:table-cell>
        </table:table-row>
        <table:table-row table:style-name="ro1">
          <table:table-cell table:number-columns-repeated="10"/>
          <table:table-cell table:formula="of:=[.K63]+1" office:value-type="float" office:value="-18" calcext:value-type="float">
            <text:p>-18</text:p>
          </table:table-cell>
          <table:table-cell table:formula="of:=[.L63]-1" office:value-type="float" office:value="-22" calcext:value-type="float">
            <text:p>-22</text:p>
          </table:table-cell>
          <table:table-cell table:formula="of:=[.L62]*[.$H$3]+[.$H$4]" office:value-type="float" office:value="-0.233846153846154" calcext:value-type="float">
            <text:p>-0.233846153846154</text:p>
          </table:table-cell>
          <table:table-cell table:formula="of:=COS(RADIANS([.K62]))*[.$H$5]" office:value-type="float" office:value="0.114126781955418" calcext:value-type="float">
            <text:p>0.114126781955418</text:p>
          </table:table-cell>
          <table:table-cell table:formula="of:=[.M62]+[.N62]" office:value-type="float" office:value="-0.119719371890735" calcext:value-type="float">
            <text:p>-0.119719371890735</text:p>
          </table:table-cell>
        </table:table-row>
        <table:table-row table:style-name="ro1">
          <table:table-cell table:number-columns-repeated="10"/>
          <table:table-cell table:formula="of:=[.K64]+1" office:value-type="float" office:value="-19" calcext:value-type="float">
            <text:p>-19</text:p>
          </table:table-cell>
          <table:table-cell table:formula="of:=[.L64]-1" office:value-type="float" office:value="-21" calcext:value-type="float">
            <text:p>-21</text:p>
          </table:table-cell>
          <table:table-cell table:formula="of:=[.L63]*[.$H$3]+[.$H$4]" office:value-type="float" office:value="-0.224615384615385" calcext:value-type="float">
            <text:p>-0.224615384615385</text:p>
          </table:table-cell>
          <table:table-cell table:formula="of:=COS(RADIANS([.K63]))*[.$H$5]" office:value-type="float" office:value="0.113462229071918" calcext:value-type="float">
            <text:p>0.113462229071918</text:p>
          </table:table-cell>
          <table:table-cell table:formula="of:=[.M63]+[.N63]" office:value-type="float" office:value="-0.111153155543467" calcext:value-type="float">
            <text:p>-0.111153155543467</text:p>
          </table:table-cell>
        </table:table-row>
        <table:table-row table:style-name="ro1">
          <table:table-cell table:number-columns-repeated="10"/>
          <table:table-cell table:formula="of:=[.K65]+1" office:value-type="float" office:value="-20" calcext:value-type="float">
            <text:p>-20</text:p>
          </table:table-cell>
          <table:table-cell table:formula="of:=[.L65]-1" office:value-type="float" office:value="-20" calcext:value-type="float">
            <text:p>-20</text:p>
          </table:table-cell>
          <table:table-cell table:formula="of:=[.L64]*[.$H$3]+[.$H$4]" office:value-type="float" office:value="-0.215384615384615" calcext:value-type="float">
            <text:p>-0.215384615384615</text:p>
          </table:table-cell>
          <table:table-cell table:formula="of:=COS(RADIANS([.K64]))*[.$H$5]" office:value-type="float" office:value="0.112763114494309" calcext:value-type="float">
            <text:p>0.112763114494309</text:p>
          </table:table-cell>
          <table:table-cell table:formula="of:=[.M64]+[.N64]" office:value-type="float" office:value="-0.102621500890306" calcext:value-type="float">
            <text:p>-0.102621500890306</text:p>
          </table:table-cell>
        </table:table-row>
        <table:table-row table:style-name="ro1">
          <table:table-cell table:number-columns-repeated="10"/>
          <table:table-cell table:formula="of:=[.K66]+1" office:value-type="float" office:value="-21" calcext:value-type="float">
            <text:p>-21</text:p>
          </table:table-cell>
          <table:table-cell table:formula="of:=[.L66]-1" office:value-type="float" office:value="-19" calcext:value-type="float">
            <text:p>-19</text:p>
          </table:table-cell>
          <table:table-cell table:formula="of:=[.L65]*[.$H$3]+[.$H$4]" office:value-type="float" office:value="-0.206153846153846" calcext:value-type="float">
            <text:p>-0.206153846153846</text:p>
          </table:table-cell>
          <table:table-cell table:formula="of:=COS(RADIANS([.K65]))*[.$H$5]" office:value-type="float" office:value="0.112029651179664" calcext:value-type="float">
            <text:p>0.112029651179664</text:p>
          </table:table-cell>
          <table:table-cell table:formula="of:=[.M65]+[.N65]" office:value-type="float" office:value="-0.0941241949741819" calcext:value-type="float">
            <text:p>-0.0941241949741819</text:p>
          </table:table-cell>
        </table:table-row>
        <table:table-row table:style-name="ro1">
          <table:table-cell table:number-columns-repeated="10"/>
          <table:table-cell table:formula="of:=[.K67]+1" office:value-type="float" office:value="-22" calcext:value-type="float">
            <text:p>-22</text:p>
          </table:table-cell>
          <table:table-cell table:formula="of:=[.L67]-1" office:value-type="float" office:value="-18" calcext:value-type="float">
            <text:p>-18</text:p>
          </table:table-cell>
          <table:table-cell table:formula="of:=[.L66]*[.$H$3]+[.$H$4]" office:value-type="float" office:value="-0.196923076923077" calcext:value-type="float">
            <text:p>-0.196923076923077</text:p>
          </table:table-cell>
          <table:table-cell table:formula="of:=COS(RADIANS([.K66]))*[.$H$5]" office:value-type="float" office:value="0.111262062548014" calcext:value-type="float">
            <text:p>0.111262062548014</text:p>
          </table:table-cell>
          <table:table-cell table:formula="of:=[.M66]+[.N66]" office:value-type="float" office:value="-0.0856610143750624" calcext:value-type="float">
            <text:p>-0.0856610143750624</text:p>
          </table:table-cell>
        </table:table-row>
        <table:table-row table:style-name="ro1">
          <table:table-cell table:number-columns-repeated="10"/>
          <table:table-cell table:formula="of:=[.K68]+1" office:value-type="float" office:value="-23" calcext:value-type="float">
            <text:p>-23</text:p>
          </table:table-cell>
          <table:table-cell table:formula="of:=[.L68]-1" office:value-type="float" office:value="-17" calcext:value-type="float">
            <text:p>-17</text:p>
          </table:table-cell>
          <table:table-cell table:formula="of:=[.L67]*[.$H$3]+[.$H$4]" office:value-type="float" office:value="-0.187692307692308" calcext:value-type="float">
            <text:p>-0.187692307692308</text:p>
          </table:table-cell>
          <table:table-cell table:formula="of:=COS(RADIANS([.K67]))*[.$H$5]" office:value-type="float" office:value="0.110460582414293" calcext:value-type="float">
            <text:p>0.110460582414293</text:p>
          </table:table-cell>
          <table:table-cell table:formula="of:=[.M67]+[.N67]" office:value-type="float" office:value="-0.0772317252780148" calcext:value-type="float">
            <text:p>-0.0772317252780148</text:p>
          </table:table-cell>
        </table:table-row>
        <table:table-row table:style-name="ro1">
          <table:table-cell table:number-columns-repeated="10"/>
          <table:table-cell table:formula="of:=[.K69]+1" office:value-type="float" office:value="-24" calcext:value-type="float">
            <text:p>-24</text:p>
          </table:table-cell>
          <table:table-cell table:formula="of:=[.L69]-1" office:value-type="float" office:value="-16" calcext:value-type="float">
            <text:p>-16</text:p>
          </table:table-cell>
          <table:table-cell table:formula="of:=[.L68]*[.$H$3]+[.$H$4]" office:value-type="float" office:value="-0.178461538461538" calcext:value-type="float">
            <text:p>-0.178461538461538</text:p>
          </table:table-cell>
          <table:table-cell table:formula="of:=COS(RADIANS([.K68]))*[.$H$5]" office:value-type="float" office:value="0.109625454917112" calcext:value-type="float">
            <text:p>0.109625454917112</text:p>
          </table:table-cell>
          <table:table-cell table:formula="of:=[.M68]+[.N68]" office:value-type="float" office:value="-0.0688360835444263" calcext:value-type="float">
            <text:p>-0.0688360835444263</text:p>
          </table:table-cell>
        </table:table-row>
        <table:table-row table:style-name="ro1">
          <table:table-cell table:number-columns-repeated="10"/>
          <table:table-cell table:formula="of:=[.K70]+1" office:value-type="float" office:value="-25" calcext:value-type="float">
            <text:p>-25</text:p>
          </table:table-cell>
          <table:table-cell table:formula="of:=[.L70]-1" office:value-type="float" office:value="-15" calcext:value-type="float">
            <text:p>-15</text:p>
          </table:table-cell>
          <table:table-cell table:formula="of:=[.L69]*[.$H$3]+[.$H$4]" office:value-type="float" office:value="-0.169230769230769" calcext:value-type="float">
            <text:p>-0.169230769230769</text:p>
          </table:table-cell>
          <table:table-cell table:formula="of:=COS(RADIANS([.K69]))*[.$H$5]" office:value-type="float" office:value="0.108756934444398" calcext:value-type="float">
            <text:p>0.108756934444398</text:p>
          </table:table-cell>
          <table:table-cell table:formula="of:=[.M69]+[.N69]" office:value-type="float" office:value="-0.0604738347863712" calcext:value-type="float">
            <text:p>-0.0604738347863712</text:p>
          </table:table-cell>
        </table:table-row>
        <table:table-row table:style-name="ro1">
          <table:table-cell table:number-columns-repeated="10"/>
          <table:table-cell table:formula="of:=[.K71]+1" office:value-type="float" office:value="-26" calcext:value-type="float">
            <text:p>-26</text:p>
          </table:table-cell>
          <table:table-cell table:formula="of:=[.L71]-1" office:value-type="float" office:value="-14" calcext:value-type="float">
            <text:p>-14</text:p>
          </table:table-cell>
          <table:table-cell table:formula="of:=[.L70]*[.$H$3]+[.$H$4]" office:value-type="float" office:value="-0.16" calcext:value-type="float">
            <text:p>-0.16</text:p>
          </table:table-cell>
          <table:table-cell table:formula="of:=COS(RADIANS([.K70]))*[.$H$5]" office:value-type="float" office:value="0.1078552855559" calcext:value-type="float">
            <text:p>0.1078552855559</text:p>
          </table:table-cell>
          <table:table-cell table:formula="of:=[.M70]+[.N70]" office:value-type="float" office:value="-0.0521447144440999" calcext:value-type="float">
            <text:p>-0.0521447144440999</text:p>
          </table:table-cell>
        </table:table-row>
        <table:table-row table:style-name="ro1">
          <table:table-cell table:number-columns-repeated="10"/>
          <table:table-cell table:formula="of:=[.K72]+1" office:value-type="float" office:value="-27" calcext:value-type="float">
            <text:p>-27</text:p>
          </table:table-cell>
          <table:table-cell table:formula="of:=[.L72]-1" office:value-type="float" office:value="-13" calcext:value-type="float">
            <text:p>-13</text:p>
          </table:table-cell>
          <table:table-cell table:formula="of:=[.L71]*[.$H$3]+[.$H$4]" office:value-type="float" office:value="-0.150769230769231" calcext:value-type="float">
            <text:p>-0.150769230769231</text:p>
          </table:table-cell>
          <table:table-cell table:formula="of:=COS(RADIANS([.K71]))*[.$H$5]" office:value-type="float" office:value="0.106920782902604" calcext:value-type="float">
            <text:p>0.106920782902604</text:p>
          </table:table-cell>
          <table:table-cell table:formula="of:=[.M71]+[.N71]" office:value-type="float" office:value="-0.0438484478666266" calcext:value-type="float">
            <text:p>-0.0438484478666266</text:p>
          </table:table-cell>
        </table:table-row>
        <table:table-row table:style-name="ro1">
          <table:table-cell table:number-columns-repeated="10"/>
          <table:table-cell table:formula="of:=[.K73]+1" office:value-type="float" office:value="-28" calcext:value-type="float">
            <text:p>-28</text:p>
          </table:table-cell>
          <table:table-cell table:formula="of:=[.L73]-1" office:value-type="float" office:value="-12" calcext:value-type="float">
            <text:p>-12</text:p>
          </table:table-cell>
          <table:table-cell table:formula="of:=[.L72]*[.$H$3]+[.$H$4]" office:value-type="float" office:value="-0.141538461538462" calcext:value-type="float">
            <text:p>-0.141538461538462</text:p>
          </table:table-cell>
          <table:table-cell table:formula="of:=COS(RADIANS([.K72]))*[.$H$5]" office:value-type="float" office:value="0.105953711143071" calcext:value-type="float">
            <text:p>0.105953711143071</text:p>
          </table:table-cell>
          <table:table-cell table:formula="of:=[.M72]+[.N72]" office:value-type="float" office:value="-0.0355847503953903" calcext:value-type="float">
            <text:p>-0.0355847503953903</text:p>
          </table:table-cell>
        </table:table-row>
        <table:table-row table:style-name="ro1">
          <table:table-cell table:number-columns-repeated="10"/>
          <table:table-cell table:formula="of:=[.K74]+1" office:value-type="float" office:value="-29" calcext:value-type="float">
            <text:p>-29</text:p>
          </table:table-cell>
          <table:table-cell table:formula="of:=[.L74]-1" office:value-type="float" office:value="-11" calcext:value-type="float">
            <text:p>-11</text:p>
          </table:table-cell>
          <table:table-cell table:formula="of:=[.L73]*[.$H$3]+[.$H$4]" office:value-type="float" office:value="-0.132307692307692" calcext:value-type="float">
            <text:p>-0.132307692307692</text:p>
          </table:table-cell>
          <table:table-cell table:formula="of:=COS(RADIANS([.K73]))*[.$H$5]" office:value-type="float" office:value="0.104954364856727" calcext:value-type="float">
            <text:p>0.104954364856727</text:p>
          </table:table-cell>
          <table:table-cell table:formula="of:=[.M73]+[.N73]" office:value-type="float" office:value="-0.0273533274509648" calcext:value-type="float">
            <text:p>-0.0273533274509648</text:p>
          </table:table-cell>
        </table:table-row>
        <table:table-row table:style-name="ro1">
          <table:table-cell table:number-columns-repeated="10"/>
          <table:table-cell table:formula="of:=[.K75]+1" office:value-type="float" office:value="-30" calcext:value-type="float">
            <text:p>-30</text:p>
          </table:table-cell>
          <table:table-cell table:formula="of:=[.L75]-1" office:value-type="float" office:value="-10" calcext:value-type="float">
            <text:p>-10</text:p>
          </table:table-cell>
          <table:table-cell table:formula="of:=[.L74]*[.$H$3]+[.$H$4]" office:value-type="float" office:value="-0.123076923076923" calcext:value-type="float">
            <text:p>-0.123076923076923</text:p>
          </table:table-cell>
          <table:table-cell table:formula="of:=COS(RADIANS([.K74]))*[.$H$5]" office:value-type="float" office:value="0.103923048454133" calcext:value-type="float">
            <text:p>0.103923048454133</text:p>
          </table:table-cell>
          <table:table-cell table:formula="of:=[.M74]+[.N74]" office:value-type="float" office:value="-0.0191538746227904" calcext:value-type="float">
            <text:p>-0.0191538746227904</text:p>
          </table:table-cell>
        </table:table-row>
        <table:table-row table:style-name="ro1">
          <table:table-cell table:number-columns-repeated="10"/>
          <table:table-cell table:formula="of:=[.K76]+1" office:value-type="float" office:value="-31" calcext:value-type="float">
            <text:p>-31</text:p>
          </table:table-cell>
          <table:table-cell table:formula="of:=[.L76]-1" office:value-type="float" office:value="-9" calcext:value-type="float">
            <text:p>-9</text:p>
          </table:table-cell>
          <table:table-cell table:formula="of:=[.L75]*[.$H$3]+[.$H$4]" office:value-type="float" office:value="-0.113846153846154" calcext:value-type="float">
            <text:p>-0.113846153846154</text:p>
          </table:table-cell>
          <table:table-cell table:formula="of:=COS(RADIANS([.K75]))*[.$H$5]" office:value-type="float" office:value="0.102860076084253" calcext:value-type="float">
            <text:p>0.102860076084253</text:p>
          </table:table-cell>
          <table:table-cell table:formula="of:=[.M75]+[.N75]" office:value-type="float" office:value="-0.0109860777619003" calcext:value-type="float">
            <text:p>-0.0109860777619003</text:p>
          </table:table-cell>
        </table:table-row>
        <table:table-row table:style-name="ro1">
          <table:table-cell table:number-columns-repeated="10"/>
          <table:table-cell table:formula="of:=[.K77]+1" office:value-type="float" office:value="-32" calcext:value-type="float">
            <text:p>-32</text:p>
          </table:table-cell>
          <table:table-cell table:formula="of:=[.L77]-1" office:value-type="float" office:value="-8" calcext:value-type="float">
            <text:p>-8</text:p>
          </table:table-cell>
          <table:table-cell table:formula="of:=[.L76]*[.$H$3]+[.$H$4]" office:value-type="float" office:value="-0.104615384615385" calcext:value-type="float">
            <text:p>-0.104615384615385</text:p>
          </table:table-cell>
          <table:table-cell table:formula="of:=COS(RADIANS([.K76]))*[.$H$5]" office:value-type="float" office:value="0.101765771538771" calcext:value-type="float">
            <text:p>0.101765771538771</text:p>
          </table:table-cell>
          <table:table-cell table:formula="of:=[.M76]+[.N76]" office:value-type="float" office:value="-0.00284961307661345" calcext:value-type="float">
            <text:p>-0.00284961307661345</text:p>
          </table:table-cell>
        </table:table-row>
        <table:table-row table:style-name="ro1">
          <table:table-cell table:number-columns-repeated="10"/>
          <table:table-cell table:formula="of:=[.K78]+1" office:value-type="float" office:value="-33" calcext:value-type="float">
            <text:p>-33</text:p>
          </table:table-cell>
          <table:table-cell table:formula="of:=[.L78]-1" office:value-type="float" office:value="-7" calcext:value-type="float">
            <text:p>-7</text:p>
          </table:table-cell>
          <table:table-cell table:formula="of:=[.L77]*[.$H$3]+[.$H$4]" office:value-type="float" office:value="-0.0953846153846153" calcext:value-type="float">
            <text:p>-0.0953846153846153</text:p>
          </table:table-cell>
          <table:table-cell table:formula="of:=COS(RADIANS([.K77]))*[.$H$5]" office:value-type="float" office:value="0.100640468153451" calcext:value-type="float">
            <text:p>0.100640468153451</text:p>
          </table:table-cell>
          <table:table-cell table:formula="of:=[.M77]+[.N77]" office:value-type="float" office:value="0.00525585276883556" calcext:value-type="float">
            <text:p>0.00525585276883556</text:p>
          </table:table-cell>
        </table:table-row>
        <table:table-row table:style-name="ro1">
          <table:table-cell table:number-columns-repeated="10"/>
          <table:table-cell table:formula="of:=[.K79]+1" office:value-type="float" office:value="-34" calcext:value-type="float">
            <text:p>-34</text:p>
          </table:table-cell>
          <table:table-cell table:formula="of:=[.L79]-1" office:value-type="float" office:value="-6" calcext:value-type="float">
            <text:p>-6</text:p>
          </table:table-cell>
          <table:table-cell table:formula="of:=[.L78]*[.$H$3]+[.$H$4]" office:value-type="float" office:value="-0.0861538461538461" calcext:value-type="float">
            <text:p>-0.0861538461538461</text:p>
          </table:table-cell>
          <table:table-cell table:formula="of:=COS(RADIANS([.K78]))*[.$H$5]" office:value-type="float" office:value="0.099484508706605" calcext:value-type="float">
            <text:p>0.099484508706605</text:p>
          </table:table-cell>
          <table:table-cell table:formula="of:=[.M78]+[.N78]" office:value-type="float" office:value="0.0133306625527589" calcext:value-type="float">
            <text:p>0.0133306625527589</text:p>
          </table:table-cell>
        </table:table-row>
        <table:table-row table:style-name="ro1">
          <table:table-cell table:number-columns-repeated="10"/>
          <table:table-cell table:formula="of:=[.K80]+1" office:value-type="float" office:value="-35" calcext:value-type="float">
            <text:p>-35</text:p>
          </table:table-cell>
          <table:table-cell table:formula="of:=[.L80]-1" office:value-type="float" office:value="-5" calcext:value-type="float">
            <text:p>-5</text:p>
          </table:table-cell>
          <table:table-cell table:formula="of:=[.L79]*[.$H$3]+[.$H$4]" office:value-type="float" office:value="-0.0769230769230769" calcext:value-type="float">
            <text:p>-0.0769230769230769</text:p>
          </table:table-cell>
          <table:table-cell table:formula="of:=COS(RADIANS([.K79]))*[.$H$5]" office:value-type="float" office:value="0.098298245314679" calcext:value-type="float">
            <text:p>0.098298245314679</text:p>
          </table:table-cell>
          <table:table-cell table:formula="of:=[.M79]+[.N79]" office:value-type="float" office:value="0.0213751683916021" calcext:value-type="float">
            <text:p>0.0213751683916021</text:p>
          </table:table-cell>
        </table:table-row>
        <table:table-row table:style-name="ro1">
          <table:table-cell table:number-columns-repeated="10"/>
          <table:table-cell office:value-type="float" office:value="-36" calcext:value-type="float">
            <text:p>-36</text:p>
          </table:table-cell>
          <table:table-cell office:value-type="float" office:value="-4" calcext:value-type="float">
            <text:p>-4</text:p>
          </table:table-cell>
          <table:table-cell table:formula="of:=[.L80]*[.$H$3]+[.$H$4]" office:value-type="float" office:value="-0.0676923076923076" calcext:value-type="float">
            <text:p>-0.0676923076923076</text:p>
          </table:table-cell>
          <table:table-cell table:formula="of:=COS(RADIANS([.K80]))*[.$H$5]" office:value-type="float" office:value="0.0970820393249937" calcext:value-type="float">
            <text:p>0.0970820393249937</text:p>
          </table:table-cell>
          <table:table-cell table:formula="of:=[.M80]+[.N80]" office:value-type="float" office:value="0.0293897316326861" calcext:value-type="float">
            <text:p>0.02938973163268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07:48:09.3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07:00:28.873000000</meta:creation-date>
    <dc:date>2024-03-21T07:50:11.576000000</dc:date>
    <meta:editing-duration>PT21M</meta:editing-duration>
    <meta:editing-cycles>3</meta:editing-cycles>
    <meta:generator>LibreOffice/7.5.4.2$Windows_X86_64 LibreOffice_project/36ccfdc35048b057fd9854c757a8b67ec53977b6</meta:generator>
    <meta:document-statistic meta:table-count="1" meta:cell-count="41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3.703cm" style:legend-expansion="high" chart:style-name="ch2"/>
        <chart:plot-area chart:style-name="ch3" table:cell-range-address="Sheet1.L3:Sheet1.O80 Sheet1.M2:Sheet1.O2" chart:data-source-has-labels="row" svg:x="0.32cm" svg:y="0.18cm" svg:width="12.561cm" svg:height="8.64cm">
          <chart:coordinate-region svg:x="0.558cm" svg:y="0.38cm" svg:width="12.229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3:Sheet1.M80" chart:label-cell-address="Sheet1.M2:Sheet1.M2" chart:class="chart:scatter">
            <chart:domain table:cell-range-address="Sheet1.L3:Sheet1.L80"/>
            <chart:data-point chart:repeated="78"/>
          </chart:series>
          <chart:series chart:style-name="ch8" chart:values-cell-range-address="Sheet1.N3:Sheet1.N80" chart:label-cell-address="Sheet1.N2:Sheet1.N2" chart:class="chart:scatter">
            <chart:data-point chart:repeated="78"/>
          </chart:series>
          <chart:series chart:style-name="ch9" chart:values-cell-range-address="Sheet1.O3:Sheet1.O80" chart:label-cell-address="Sheet1.O2:Sheet1.O2" chart:class="chart:scatter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error out</text:p>
                <draw:g>
                  <svg:desc>Sheet1.M2:Sheet1.M2</svg:desc>
                </draw:g>
              </table:table-cell>
              <table:table-cell office:value-type="string">
                <text:p>grav out</text:p>
                <draw:g>
                  <svg:desc>Sheet1.N2:Sheet1.N2</svg:desc>
                </draw:g>
              </table:table-cell>
              <table:table-cell office:value-type="string">
                <text:p>motor out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1">
                <text:p>-81</text:p>
                <draw:g>
                  <svg:desc>Sheet1.L3:Sheet1.L80</svg:desc>
                </draw:g>
              </table:table-cell>
              <table:table-cell office:value-type="float" office:value="-0.778461538461539">
                <text:p>-0.778461538461539</text:p>
                <draw:g>
                  <svg:desc>Sheet1.M3:Sheet1.M80</svg:desc>
                </draw:g>
              </table:table-cell>
              <table:table-cell office:value-type="float" office:value="0.0905651496267326">
                <text:p>0.0905651496267326</text:p>
                <draw:g>
                  <svg:desc>Sheet1.N3:Sheet1.N80</svg:desc>
                </draw:g>
              </table:table-cell>
              <table:table-cell office:value-type="float" office:value="-0.687896388834806">
                <text:p>-0.687896388834806</text:p>
                <draw:g>
                  <svg:desc>Sheet1.O3:Sheet1.O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0">
                <text:p>-80</text:p>
              </table:table-cell>
              <table:table-cell office:value-type="float" office:value="-0.769230769230769">
                <text:p>-0.769230769230769</text:p>
              </table:table-cell>
              <table:table-cell office:value-type="float" office:value="0.0919253331742774">
                <text:p>0.0919253331742774</text:p>
              </table:table-cell>
              <table:table-cell office:value-type="float" office:value="-0.677305436056492">
                <text:p>-0.677305436056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9">
                <text:p>-79</text:p>
              </table:table-cell>
              <table:table-cell office:value-type="float" office:value="-0.76">
                <text:p>-0.76</text:p>
              </table:table-cell>
              <table:table-cell office:value-type="float" office:value="0.0932575153748365">
                <text:p>0.0932575153748365</text:p>
              </table:table-cell>
              <table:table-cell office:value-type="float" office:value="-0.666742484625164">
                <text:p>-0.666742484625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8">
                <text:p>-78</text:p>
              </table:table-cell>
              <table:table-cell office:value-type="float" office:value="-0.750769230769231">
                <text:p>-0.750769230769231</text:p>
              </table:table-cell>
              <table:table-cell office:value-type="float" office:value="0.0945612904328066">
                <text:p>0.0945612904328066</text:p>
              </table:table-cell>
              <table:table-cell office:value-type="float" office:value="-0.656207940336424">
                <text:p>-0.656207940336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7">
                <text:p>-77</text:p>
              </table:table-cell>
              <table:table-cell office:value-type="float" office:value="-0.741538461538462">
                <text:p>-0.741538461538462</text:p>
              </table:table-cell>
              <table:table-cell office:value-type="float" office:value="0.0958362612056751">
                <text:p>0.0958362612056751</text:p>
              </table:table-cell>
              <table:table-cell office:value-type="float" office:value="-0.645702200332786">
                <text:p>-0.645702200332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6">
                <text:p>-76</text:p>
              </table:table-cell>
              <table:table-cell office:value-type="float" office:value="-0.732307692307692">
                <text:p>-0.732307692307692</text:p>
              </table:table-cell>
              <table:table-cell office:value-type="float" office:value="0.0970820393249937">
                <text:p>0.0970820393249937</text:p>
              </table:table-cell>
              <table:table-cell office:value-type="float" office:value="-0.635225652982699">
                <text:p>-0.635225652982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5">
                <text:p>-75</text:p>
              </table:table-cell>
              <table:table-cell office:value-type="float" office:value="-0.723076923076923">
                <text:p>-0.723076923076923</text:p>
              </table:table-cell>
              <table:table-cell office:value-type="float" office:value="0.098298245314679">
                <text:p>0.098298245314679</text:p>
              </table:table-cell>
              <table:table-cell office:value-type="float" office:value="-0.624778677762244">
                <text:p>-0.624778677762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4">
                <text:p>-74</text:p>
              </table:table-cell>
              <table:table-cell office:value-type="float" office:value="-0.713846153846154">
                <text:p>-0.713846153846154</text:p>
              </table:table-cell>
              <table:table-cell office:value-type="float" office:value="0.099484508706605">
                <text:p>0.099484508706605</text:p>
              </table:table-cell>
              <table:table-cell office:value-type="float" office:value="-0.614361645139549">
                <text:p>-0.614361645139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3">
                <text:p>-73</text:p>
              </table:table-cell>
              <table:table-cell office:value-type="float" office:value="-0.704615384615385">
                <text:p>-0.704615384615385</text:p>
              </table:table-cell>
              <table:table-cell office:value-type="float" office:value="0.100640468153451">
                <text:p>0.100640468153451</text:p>
              </table:table-cell>
              <table:table-cell office:value-type="float" office:value="-0.603974916461934">
                <text:p>-0.6039749164619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2">
                <text:p>-72</text:p>
              </table:table-cell>
              <table:table-cell office:value-type="float" office:value="-0.695384615384616">
                <text:p>-0.695384615384616</text:p>
              </table:table-cell>
              <table:table-cell office:value-type="float" office:value="0.101765771538771">
                <text:p>0.101765771538771</text:p>
              </table:table-cell>
              <table:table-cell office:value-type="float" office:value="-0.593618843845844">
                <text:p>-0.593618843845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1">
                <text:p>-71</text:p>
              </table:table-cell>
              <table:table-cell office:value-type="float" office:value="-0.686153846153846">
                <text:p>-0.686153846153846</text:p>
              </table:table-cell>
              <table:table-cell office:value-type="float" office:value="0.102860076084253">
                <text:p>0.102860076084253</text:p>
              </table:table-cell>
              <table:table-cell office:value-type="float" office:value="-0.583293770069593">
                <text:p>-0.583293770069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0">
                <text:p>-70</text:p>
              </table:table-cell>
              <table:table-cell office:value-type="float" office:value="-0.676923076923077">
                <text:p>-0.676923076923077</text:p>
              </table:table-cell>
              <table:table-cell office:value-type="float" office:value="0.103923048454133">
                <text:p>0.103923048454133</text:p>
              </table:table-cell>
              <table:table-cell office:value-type="float" office:value="-0.573000028468944">
                <text:p>-0.573000028468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9">
                <text:p>-69</text:p>
              </table:table-cell>
              <table:table-cell office:value-type="float" office:value="-0.667692307692308">
                <text:p>-0.667692307692308</text:p>
              </table:table-cell>
              <table:table-cell office:value-type="float" office:value="0.104954364856727">
                <text:p>0.104954364856727</text:p>
              </table:table-cell>
              <table:table-cell office:value-type="float" office:value="-0.56273794283558">
                <text:p>-0.56273794283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8">
                <text:p>-68</text:p>
              </table:table-cell>
              <table:table-cell office:value-type="float" office:value="-0.658461538461538">
                <text:p>-0.658461538461538</text:p>
              </table:table-cell>
              <table:table-cell office:value-type="float" office:value="0.105953711143071">
                <text:p>0.105953711143071</text:p>
              </table:table-cell>
              <table:table-cell office:value-type="float" office:value="-0.552507827318467">
                <text:p>-0.5525078273184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7">
                <text:p>-67</text:p>
              </table:table-cell>
              <table:table-cell office:value-type="float" office:value="-0.649230769230769">
                <text:p>-0.649230769230769</text:p>
              </table:table-cell>
              <table:table-cell office:value-type="float" office:value="0.106920782902604">
                <text:p>0.106920782902604</text:p>
              </table:table-cell>
              <table:table-cell office:value-type="float" office:value="-0.542309986328165">
                <text:p>-0.542309986328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6">
                <text:p>-66</text:p>
              </table:table-cell>
              <table:table-cell office:value-type="float" office:value="-0.64">
                <text:p>-0.64</text:p>
              </table:table-cell>
              <table:table-cell office:value-type="float" office:value="0.1078552855559">
                <text:p>0.1078552855559</text:p>
              </table:table-cell>
              <table:table-cell office:value-type="float" office:value="-0.5321447144441">
                <text:p>-0.5321447144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5">
                <text:p>-65</text:p>
              </table:table-cell>
              <table:table-cell office:value-type="float" office:value="-0.630769230769231">
                <text:p>-0.630769230769231</text:p>
              </table:table-cell>
              <table:table-cell office:value-type="float" office:value="0.108756934444398">
                <text:p>0.108756934444398</text:p>
              </table:table-cell>
              <table:table-cell office:value-type="float" office:value="-0.522012296324833">
                <text:p>-0.5220122963248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4">
                <text:p>-64</text:p>
              </table:table-cell>
              <table:table-cell office:value-type="float" office:value="-0.621538461538462">
                <text:p>-0.621538461538462</text:p>
              </table:table-cell>
              <table:table-cell office:value-type="float" office:value="0.109625454917112">
                <text:p>0.109625454917112</text:p>
              </table:table-cell>
              <table:table-cell office:value-type="float" office:value="-0.51191300662135">
                <text:p>-0.51191300662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3">
                <text:p>-63</text:p>
              </table:table-cell>
              <table:table-cell office:value-type="float" office:value="-0.612307692307692">
                <text:p>-0.612307692307692</text:p>
              </table:table-cell>
              <table:table-cell office:value-type="float" office:value="0.110460582414293">
                <text:p>0.110460582414293</text:p>
              </table:table-cell>
              <table:table-cell office:value-type="float" office:value="-0.501847109893399">
                <text:p>-0.501847109893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2">
                <text:p>-62</text:p>
              </table:table-cell>
              <table:table-cell office:value-type="float" office:value="-0.603076923076923">
                <text:p>-0.603076923076923</text:p>
              </table:table-cell>
              <table:table-cell office:value-type="float" office:value="0.111262062548014">
                <text:p>0.111262062548014</text:p>
              </table:table-cell>
              <table:table-cell office:value-type="float" office:value="-0.491814860528909">
                <text:p>-0.491814860528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1">
                <text:p>-61</text:p>
              </table:table-cell>
              <table:table-cell office:value-type="float" office:value="-0.593846153846154">
                <text:p>-0.593846153846154</text:p>
              </table:table-cell>
              <table:table-cell office:value-type="float" office:value="0.112029651179664">
                <text:p>0.112029651179664</text:p>
              </table:table-cell>
              <table:table-cell office:value-type="float" office:value="-0.48181650266649">
                <text:p>-0.481816502666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0">
                <text:p>-60</text:p>
              </table:table-cell>
              <table:table-cell office:value-type="float" office:value="-0.584615384615385">
                <text:p>-0.584615384615385</text:p>
              </table:table-cell>
              <table:table-cell office:value-type="float" office:value="0.112763114494309">
                <text:p>0.112763114494309</text:p>
              </table:table-cell>
              <table:table-cell office:value-type="float" office:value="-0.471852270121076">
                <text:p>-0.471852270121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9">
                <text:p>-59</text:p>
              </table:table-cell>
              <table:table-cell office:value-type="float" office:value="-0.575384615384615">
                <text:p>-0.575384615384615</text:p>
              </table:table-cell>
              <table:table-cell office:value-type="float" office:value="0.113462229071918">
                <text:p>0.113462229071918</text:p>
              </table:table-cell>
              <table:table-cell office:value-type="float" office:value="-0.461922386312697">
                <text:p>-0.4619223863126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8">
                <text:p>-58</text:p>
              </table:table-cell>
              <table:table-cell office:value-type="float" office:value="-0.566153846153846">
                <text:p>-0.566153846153846</text:p>
              </table:table-cell>
              <table:table-cell office:value-type="float" office:value="0.114126781955418">
                <text:p>0.114126781955418</text:p>
              </table:table-cell>
              <table:table-cell office:value-type="float" office:value="-0.452027064198428">
                <text:p>-0.4520270641984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7">
                <text:p>-57</text:p>
              </table:table-cell>
              <table:table-cell office:value-type="float" office:value="-0.556923076923077">
                <text:p>-0.556923076923077</text:p>
              </table:table-cell>
              <table:table-cell office:value-type="float" office:value="0.114756570715564">
                <text:p>0.114756570715564</text:p>
              </table:table-cell>
              <table:table-cell office:value-type="float" office:value="-0.442166506207513">
                <text:p>-0.4421665062075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6">
                <text:p>-56</text:p>
              </table:table-cell>
              <table:table-cell office:value-type="float" office:value="-0.547692307692308">
                <text:p>-0.547692307692308</text:p>
              </table:table-cell>
              <table:table-cell office:value-type="float" office:value="0.115351403512598">
                <text:p>0.115351403512598</text:p>
              </table:table-cell>
              <table:table-cell office:value-type="float" office:value="-0.432340904179709">
                <text:p>-0.4323409041797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5">
                <text:p>-55</text:p>
              </table:table-cell>
              <table:table-cell office:value-type="float" office:value="-0.538461538461539">
                <text:p>-0.538461538461539</text:p>
              </table:table-cell>
              <table:table-cell office:value-type="float" office:value="0.115911099154688">
                <text:p>0.115911099154688</text:p>
              </table:table-cell>
              <table:table-cell office:value-type="float" office:value="-0.42255043930685">
                <text:p>-0.422550439306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4">
                <text:p>-54</text:p>
              </table:table-cell>
              <table:table-cell office:value-type="float" office:value="-0.529230769230769">
                <text:p>-0.529230769230769</text:p>
              </table:table-cell>
              <table:table-cell office:value-type="float" office:value="0.11643548715312">
                <text:p>0.11643548715312</text:p>
              </table:table-cell>
              <table:table-cell office:value-type="float" office:value="-0.41279528207765">
                <text:p>-0.412795282077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3">
                <text:p>-53</text:p>
              </table:table-cell>
              <table:table-cell office:value-type="float" office:value="-0.52">
                <text:p>-0.52</text:p>
              </table:table-cell>
              <table:table-cell office:value-type="float" office:value="0.116924407774228">
                <text:p>0.116924407774228</text:p>
              </table:table-cell>
              <table:table-cell office:value-type="float" office:value="-0.403075592225772">
                <text:p>-0.4030755922257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2">
                <text:p>-52</text:p>
              </table:table-cell>
              <table:table-cell office:value-type="float" office:value="-0.510769230769231">
                <text:p>-0.510769230769231</text:p>
              </table:table-cell>
              <table:table-cell office:value-type="float" office:value="0.117377712088057">
                <text:p>0.117377712088057</text:p>
              </table:table-cell>
              <table:table-cell office:value-type="float" office:value="-0.393391518681174">
                <text:p>-0.3933915186811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1">
                <text:p>-51</text:p>
              </table:table-cell>
              <table:table-cell office:value-type="float" office:value="-0.501538461538462">
                <text:p>-0.501538461538462</text:p>
              </table:table-cell>
              <table:table-cell office:value-type="float" office:value="0.11779526201372">
                <text:p>0.11779526201372</text:p>
              </table:table-cell>
              <table:table-cell office:value-type="float" office:value="-0.383743199524742">
                <text:p>-0.383743199524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0">
                <text:p>-50</text:p>
              </table:table-cell>
              <table:table-cell office:value-type="float" office:value="-0.492307692307692">
                <text:p>-0.492307692307692</text:p>
              </table:table-cell>
              <table:table-cell office:value-type="float" office:value="0.118176930361465">
                <text:p>0.118176930361465</text:p>
              </table:table-cell>
              <table:table-cell office:value-type="float" office:value="-0.374130761946227">
                <text:p>-0.3741307619462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9">
                <text:p>-49</text:p>
              </table:table-cell>
              <table:table-cell office:value-type="float" office:value="-0.483076923076923">
                <text:p>-0.483076923076923</text:p>
              </table:table-cell>
              <table:table-cell office:value-type="float" office:value="0.118522600871417">
                <text:p>0.118522600871417</text:p>
              </table:table-cell>
              <table:table-cell office:value-type="float" office:value="-0.364554322205507">
                <text:p>-0.3645543222055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8">
                <text:p>-48</text:p>
              </table:table-cell>
              <table:table-cell office:value-type="float" office:value="-0.473846153846154">
                <text:p>-0.473846153846154</text:p>
              </table:table-cell>
              <table:table-cell office:value-type="float" office:value="0.118832168248988">
                <text:p>0.118832168248988</text:p>
              </table:table-cell>
              <table:table-cell office:value-type="float" office:value="-0.355013985597165">
                <text:p>-0.355013985597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7">
                <text:p>-47</text:p>
              </table:table-cell>
              <table:table-cell office:value-type="float" office:value="-0.464615384615385">
                <text:p>-0.464615384615385</text:p>
              </table:table-cell>
              <table:table-cell office:value-type="float" office:value="0.119105538196959">
                <text:p>0.119105538196959</text:p>
              </table:table-cell>
              <table:table-cell office:value-type="float" office:value="-0.345509846418426">
                <text:p>-0.3455098464184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6">
                <text:p>-46</text:p>
              </table:table-cell>
              <table:table-cell office:value-type="float" office:value="-0.455384615384615">
                <text:p>-0.455384615384615</text:p>
              </table:table-cell>
              <table:table-cell office:value-type="float" office:value="0.119342627444193">
                <text:p>0.119342627444193</text:p>
              </table:table-cell>
              <table:table-cell office:value-type="float" office:value="-0.336041987940423">
                <text:p>-0.3360419879404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5">
                <text:p>-45</text:p>
              </table:table-cell>
              <table:table-cell office:value-type="float" office:value="-0.446153846153846">
                <text:p>-0.446153846153846</text:p>
              </table:table-cell>
              <table:table-cell office:value-type="float" office:value="0.119543363771009">
                <text:p>0.119543363771009</text:p>
              </table:table-cell>
              <table:table-cell office:value-type="float" office:value="-0.326610482382837">
                <text:p>-0.3266104823828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4">
                <text:p>-44</text:p>
              </table:table-cell>
              <table:table-cell office:value-type="float" office:value="-0.436923076923077">
                <text:p>-0.436923076923077</text:p>
              </table:table-cell>
              <table:table-cell office:value-type="float" office:value="0.119707686031179">
                <text:p>0.119707686031179</text:p>
              </table:table-cell>
              <table:table-cell office:value-type="float" office:value="-0.317215390891898">
                <text:p>-0.3172153908918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3">
                <text:p>-43</text:p>
              </table:table-cell>
              <table:table-cell office:value-type="float" office:value="-0.427692307692308">
                <text:p>-0.427692307692308</text:p>
              </table:table-cell>
              <table:table-cell office:value-type="float" office:value="0.119835544170549">
                <text:p>0.119835544170549</text:p>
              </table:table-cell>
              <table:table-cell office:value-type="float" office:value="-0.307856763521759">
                <text:p>-0.3078567635217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2">
                <text:p>-42</text:p>
              </table:table-cell>
              <table:table-cell office:value-type="float" office:value="-0.418461538461538">
                <text:p>-0.418461538461538</text:p>
              </table:table-cell>
              <table:table-cell office:value-type="float" office:value="0.119926899242291">
                <text:p>0.119926899242291</text:p>
              </table:table-cell>
              <table:table-cell office:value-type="float" office:value="-0.298534639219247">
                <text:p>-0.2985346392192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1">
                <text:p>-41</text:p>
              </table:table-cell>
              <table:table-cell office:value-type="float" office:value="-0.409230769230769">
                <text:p>-0.409230769230769</text:p>
              </table:table-cell>
              <table:table-cell office:value-type="float" office:value="0.119981723418767">
                <text:p>0.119981723418767</text:p>
              </table:table-cell>
              <table:table-cell office:value-type="float" office:value="-0.289249045812002">
                <text:p>-0.289249045812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0">
                <text:p>-40</text:p>
              </table:table-cell>
              <table:table-cell office:value-type="float" office:value="-0.4">
                <text:p>-0.4</text:p>
              </table:table-cell>
              <table:table-cell office:value-type="float" office:value="0.12">
                <text:p>0.12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9">
                <text:p>-39</text:p>
              </table:table-cell>
              <table:table-cell office:value-type="float" office:value="-0.390769230769231">
                <text:p>-0.390769230769231</text:p>
              </table:table-cell>
              <table:table-cell office:value-type="float" office:value="0.119981723418767">
                <text:p>0.119981723418767</text:p>
              </table:table-cell>
              <table:table-cell office:value-type="float" office:value="-0.270787507350464">
                <text:p>-0.2707875073504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8">
                <text:p>-38</text:p>
              </table:table-cell>
              <table:table-cell office:value-type="float" office:value="-0.381538461538462">
                <text:p>-0.381538461538462</text:p>
              </table:table-cell>
              <table:table-cell office:value-type="float" office:value="0.119926899242291">
                <text:p>0.119926899242291</text:p>
              </table:table-cell>
              <table:table-cell office:value-type="float" office:value="-0.26161156229617">
                <text:p>-0.261611562296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7">
                <text:p>-37</text:p>
              </table:table-cell>
              <table:table-cell office:value-type="float" office:value="-0.372307692307692">
                <text:p>-0.372307692307692</text:p>
              </table:table-cell>
              <table:table-cell office:value-type="float" office:value="0.119835544170549">
                <text:p>0.119835544170549</text:p>
              </table:table-cell>
              <table:table-cell office:value-type="float" office:value="-0.252472148137143">
                <text:p>-0.2524721481371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6">
                <text:p>-36</text:p>
              </table:table-cell>
              <table:table-cell office:value-type="float" office:value="-0.363076923076923">
                <text:p>-0.363076923076923</text:p>
              </table:table-cell>
              <table:table-cell office:value-type="float" office:value="0.119707686031179">
                <text:p>0.119707686031179</text:p>
              </table:table-cell>
              <table:table-cell office:value-type="float" office:value="-0.243369237045744">
                <text:p>-0.2433692370457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5">
                <text:p>-35</text:p>
              </table:table-cell>
              <table:table-cell office:value-type="float" office:value="-0.353846153846154">
                <text:p>-0.353846153846154</text:p>
              </table:table-cell>
              <table:table-cell office:value-type="float" office:value="0.119543363771009">
                <text:p>0.119543363771009</text:p>
              </table:table-cell>
              <table:table-cell office:value-type="float" office:value="-0.234302790075144">
                <text:p>-0.234302790075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4">
                <text:p>-34</text:p>
              </table:table-cell>
              <table:table-cell office:value-type="float" office:value="-0.344615384615385">
                <text:p>-0.344615384615385</text:p>
              </table:table-cell>
              <table:table-cell office:value-type="float" office:value="0.119342627444193">
                <text:p>0.119342627444193</text:p>
              </table:table-cell>
              <table:table-cell office:value-type="float" office:value="-0.225272757171192">
                <text:p>-0.225272757171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3">
                <text:p>-33</text:p>
              </table:table-cell>
              <table:table-cell office:value-type="float" office:value="-0.335384615384615">
                <text:p>-0.335384615384615</text:p>
              </table:table-cell>
              <table:table-cell office:value-type="float" office:value="0.119105538196959">
                <text:p>0.119105538196959</text:p>
              </table:table-cell>
              <table:table-cell office:value-type="float" office:value="-0.216279077187657">
                <text:p>-0.2162790771876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2">
                <text:p>-32</text:p>
              </table:table-cell>
              <table:table-cell office:value-type="float" office:value="-0.326153846153846">
                <text:p>-0.326153846153846</text:p>
              </table:table-cell>
              <table:table-cell office:value-type="float" office:value="0.118832168248988">
                <text:p>0.118832168248988</text:p>
              </table:table-cell>
              <table:table-cell office:value-type="float" office:value="-0.207321677904858">
                <text:p>-0.2073216779048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1">
                <text:p>-31</text:p>
              </table:table-cell>
              <table:table-cell office:value-type="float" office:value="-0.316923076923077">
                <text:p>-0.316923076923077</text:p>
              </table:table-cell>
              <table:table-cell office:value-type="float" office:value="0.118522600871417">
                <text:p>0.118522600871417</text:p>
              </table:table-cell>
              <table:table-cell office:value-type="float" office:value="-0.19840047605166">
                <text:p>-0.198400476051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0">
                <text:p>-30</text:p>
              </table:table-cell>
              <table:table-cell office:value-type="float" office:value="-0.307692307692308">
                <text:p>-0.307692307692308</text:p>
              </table:table-cell>
              <table:table-cell office:value-type="float" office:value="0.118176930361465">
                <text:p>0.118176930361465</text:p>
              </table:table-cell>
              <table:table-cell office:value-type="float" office:value="-0.189515377330843">
                <text:p>-0.189515377330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9">
                <text:p>-29</text:p>
              </table:table-cell>
              <table:table-cell office:value-type="float" office:value="-0.298461538461538">
                <text:p>-0.298461538461538</text:p>
              </table:table-cell>
              <table:table-cell office:value-type="float" office:value="0.11779526201372">
                <text:p>0.11779526201372</text:p>
              </table:table-cell>
              <table:table-cell office:value-type="float" office:value="-0.180666276447819">
                <text:p>-0.180666276447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8">
                <text:p>-28</text:p>
              </table:table-cell>
              <table:table-cell office:value-type="float" office:value="-0.289230769230769">
                <text:p>-0.289230769230769</text:p>
              </table:table-cell>
              <table:table-cell office:value-type="float" office:value="0.117377712088057">
                <text:p>0.117377712088057</text:p>
              </table:table-cell>
              <table:table-cell office:value-type="float" office:value="-0.171853057142712">
                <text:p>-0.1718530571427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7">
                <text:p>-27</text:p>
              </table:table-cell>
              <table:table-cell office:value-type="float" office:value="-0.28">
                <text:p>-0.28</text:p>
              </table:table-cell>
              <table:table-cell office:value-type="float" office:value="0.116924407774228">
                <text:p>0.116924407774228</text:p>
              </table:table-cell>
              <table:table-cell office:value-type="float" office:value="-0.163075592225772">
                <text:p>-0.1630755922257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6">
                <text:p>-26</text:p>
              </table:table-cell>
              <table:table-cell office:value-type="float" office:value="-0.270769230769231">
                <text:p>-0.270769230769231</text:p>
              </table:table-cell>
              <table:table-cell office:value-type="float" office:value="0.11643548715312">
                <text:p>0.11643548715312</text:p>
              </table:table-cell>
              <table:table-cell office:value-type="float" office:value="-0.154333743616111">
                <text:p>-0.1543337436161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5">
                <text:p>-25</text:p>
              </table:table-cell>
              <table:table-cell office:value-type="float" office:value="-0.261538461538462">
                <text:p>-0.261538461538462</text:p>
              </table:table-cell>
              <table:table-cell office:value-type="float" office:value="0.115911099154688">
                <text:p>0.115911099154688</text:p>
              </table:table-cell>
              <table:table-cell office:value-type="float" office:value="-0.145627362383773">
                <text:p>-0.1456273623837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4">
                <text:p>-24</text:p>
              </table:table-cell>
              <table:table-cell office:value-type="float" office:value="-0.252307692307692">
                <text:p>-0.252307692307692</text:p>
              </table:table-cell>
              <table:table-cell office:value-type="float" office:value="0.115351403512598">
                <text:p>0.115351403512598</text:p>
              </table:table-cell>
              <table:table-cell office:value-type="float" office:value="-0.136956288795094">
                <text:p>-0.1369562887950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3">
                <text:p>-23</text:p>
              </table:table-cell>
              <table:table-cell office:value-type="float" office:value="-0.243076923076923">
                <text:p>-0.243076923076923</text:p>
              </table:table-cell>
              <table:table-cell office:value-type="float" office:value="0.114756570715564">
                <text:p>0.114756570715564</text:p>
              </table:table-cell>
              <table:table-cell office:value-type="float" office:value="-0.128320352361359">
                <text:p>-0.1283203523613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2">
                <text:p>-22</text:p>
              </table:table-cell>
              <table:table-cell office:value-type="float" office:value="-0.233846153846154">
                <text:p>-0.233846153846154</text:p>
              </table:table-cell>
              <table:table-cell office:value-type="float" office:value="0.114126781955418">
                <text:p>0.114126781955418</text:p>
              </table:table-cell>
              <table:table-cell office:value-type="float" office:value="-0.119719371890735">
                <text:p>-0.1197193718907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1">
                <text:p>-21</text:p>
              </table:table-cell>
              <table:table-cell office:value-type="float" office:value="-0.224615384615385">
                <text:p>-0.224615384615385</text:p>
              </table:table-cell>
              <table:table-cell office:value-type="float" office:value="0.113462229071918">
                <text:p>0.113462229071918</text:p>
              </table:table-cell>
              <table:table-cell office:value-type="float" office:value="-0.111153155543467">
                <text:p>-0.1111531555434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0">
                <text:p>-20</text:p>
              </table:table-cell>
              <table:table-cell office:value-type="float" office:value="-0.215384615384615">
                <text:p>-0.215384615384615</text:p>
              </table:table-cell>
              <table:table-cell office:value-type="float" office:value="0.112763114494309">
                <text:p>0.112763114494309</text:p>
              </table:table-cell>
              <table:table-cell office:value-type="float" office:value="-0.102621500890306">
                <text:p>-0.1026215008903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9">
                <text:p>-19</text:p>
              </table:table-cell>
              <table:table-cell office:value-type="float" office:value="-0.206153846153846">
                <text:p>-0.206153846153846</text:p>
              </table:table-cell>
              <table:table-cell office:value-type="float" office:value="0.112029651179664">
                <text:p>0.112029651179664</text:p>
              </table:table-cell>
              <table:table-cell office:value-type="float" office:value="-0.0941241949741819">
                <text:p>-0.09412419497418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8">
                <text:p>-18</text:p>
              </table:table-cell>
              <table:table-cell office:value-type="float" office:value="-0.196923076923077">
                <text:p>-0.196923076923077</text:p>
              </table:table-cell>
              <table:table-cell office:value-type="float" office:value="0.111262062548014">
                <text:p>0.111262062548014</text:p>
              </table:table-cell>
              <table:table-cell office:value-type="float" office:value="-0.0856610143750624">
                <text:p>-0.08566101437506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7">
                <text:p>-17</text:p>
              </table:table-cell>
              <table:table-cell office:value-type="float" office:value="-0.187692307692308">
                <text:p>-0.187692307692308</text:p>
              </table:table-cell>
              <table:table-cell office:value-type="float" office:value="0.110460582414293">
                <text:p>0.110460582414293</text:p>
              </table:table-cell>
              <table:table-cell office:value-type="float" office:value="-0.0772317252780148">
                <text:p>-0.07723172527801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6">
                <text:p>-16</text:p>
              </table:table-cell>
              <table:table-cell office:value-type="float" office:value="-0.178461538461538">
                <text:p>-0.178461538461538</text:p>
              </table:table-cell>
              <table:table-cell office:value-type="float" office:value="0.109625454917112">
                <text:p>0.109625454917112</text:p>
              </table:table-cell>
              <table:table-cell office:value-type="float" office:value="-0.0688360835444263">
                <text:p>-0.06883608354442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5">
                <text:p>-15</text:p>
              </table:table-cell>
              <table:table-cell office:value-type="float" office:value="-0.169230769230769">
                <text:p>-0.169230769230769</text:p>
              </table:table-cell>
              <table:table-cell office:value-type="float" office:value="0.108756934444398">
                <text:p>0.108756934444398</text:p>
              </table:table-cell>
              <table:table-cell office:value-type="float" office:value="-0.0604738347863712">
                <text:p>-0.06047383478637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4">
                <text:p>-14</text:p>
              </table:table-cell>
              <table:table-cell office:value-type="float" office:value="-0.16">
                <text:p>-0.16</text:p>
              </table:table-cell>
              <table:table-cell office:value-type="float" office:value="0.1078552855559">
                <text:p>0.1078552855559</text:p>
              </table:table-cell>
              <table:table-cell office:value-type="float" office:value="-0.0521447144440999">
                <text:p>-0.0521447144440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3">
                <text:p>-13</text:p>
              </table:table-cell>
              <table:table-cell office:value-type="float" office:value="-0.150769230769231">
                <text:p>-0.150769230769231</text:p>
              </table:table-cell>
              <table:table-cell office:value-type="float" office:value="0.106920782902604">
                <text:p>0.106920782902604</text:p>
              </table:table-cell>
              <table:table-cell office:value-type="float" office:value="-0.0438484478666266">
                <text:p>-0.04384844786662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2">
                <text:p>-12</text:p>
              </table:table-cell>
              <table:table-cell office:value-type="float" office:value="-0.141538461538462">
                <text:p>-0.141538461538462</text:p>
              </table:table-cell>
              <table:table-cell office:value-type="float" office:value="0.105953711143071">
                <text:p>0.105953711143071</text:p>
              </table:table-cell>
              <table:table-cell office:value-type="float" office:value="-0.0355847503953903">
                <text:p>-0.03558475039539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">
                <text:p>-11</text:p>
              </table:table-cell>
              <table:table-cell office:value-type="float" office:value="-0.132307692307692">
                <text:p>-0.132307692307692</text:p>
              </table:table-cell>
              <table:table-cell office:value-type="float" office:value="0.104954364856727">
                <text:p>0.104954364856727</text:p>
              </table:table-cell>
              <table:table-cell office:value-type="float" office:value="-0.0273533274509648">
                <text:p>-0.02735332745096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">
                <text:p>-10</text:p>
              </table:table-cell>
              <table:table-cell office:value-type="float" office:value="-0.123076923076923">
                <text:p>-0.123076923076923</text:p>
              </table:table-cell>
              <table:table-cell office:value-type="float" office:value="0.103923048454133">
                <text:p>0.103923048454133</text:p>
              </table:table-cell>
              <table:table-cell office:value-type="float" office:value="-0.0191538746227904">
                <text:p>-0.01915387462279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">
                <text:p>-9</text:p>
              </table:table-cell>
              <table:table-cell office:value-type="float" office:value="-0.113846153846154">
                <text:p>-0.113846153846154</text:p>
              </table:table-cell>
              <table:table-cell office:value-type="float" office:value="0.102860076084253">
                <text:p>0.102860076084253</text:p>
              </table:table-cell>
              <table:table-cell office:value-type="float" office:value="-0.0109860777619003">
                <text:p>-0.01098607776190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8">
                <text:p>-8</text:p>
              </table:table-cell>
              <table:table-cell office:value-type="float" office:value="-0.104615384615385">
                <text:p>-0.104615384615385</text:p>
              </table:table-cell>
              <table:table-cell office:value-type="float" office:value="0.101765771538771">
                <text:p>0.101765771538771</text:p>
              </table:table-cell>
              <table:table-cell office:value-type="float" office:value="-0.00284961307661345">
                <text:p>-0.002849613076613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">
                <text:p>-7</text:p>
              </table:table-cell>
              <table:table-cell office:value-type="float" office:value="-0.0953846153846153">
                <text:p>-0.0953846153846153</text:p>
              </table:table-cell>
              <table:table-cell office:value-type="float" office:value="0.100640468153451">
                <text:p>0.100640468153451</text:p>
              </table:table-cell>
              <table:table-cell office:value-type="float" office:value="0.00525585276883556">
                <text:p>0.005255852768835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">
                <text:p>-6</text:p>
              </table:table-cell>
              <table:table-cell office:value-type="float" office:value="-0.0861538461538461">
                <text:p>-0.0861538461538461</text:p>
              </table:table-cell>
              <table:table-cell office:value-type="float" office:value="0.099484508706605">
                <text:p>0.099484508706605</text:p>
              </table:table-cell>
              <table:table-cell office:value-type="float" office:value="0.0133306625527589">
                <text:p>0.01333066255275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  <table:table-cell office:value-type="float" office:value="-0.0769230769230769">
                <text:p>-0.0769230769230769</text:p>
              </table:table-cell>
              <table:table-cell office:value-type="float" office:value="0.098298245314679">
                <text:p>0.098298245314679</text:p>
              </table:table-cell>
              <table:table-cell office:value-type="float" office:value="0.0213751683916021">
                <text:p>0.02137516839160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4">
                <text:p>-4</text:p>
              </table:table-cell>
              <table:table-cell office:value-type="float" office:value="-0.0676923076923076">
                <text:p>-0.0676923076923076</text:p>
              </table:table-cell>
              <table:table-cell office:value-type="float" office:value="0.0970820393249937">
                <text:p>0.0970820393249937</text:p>
              </table:table-cell>
              <table:table-cell office:value-type="float" office:value="0.0293897316326861">
                <text:p>0.02938973163268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